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1cm" style:rel-column-width="16573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12.95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419cm" fo:margin-left="2.604cm" fo:margin-right="10.737cm" table:align="margins" fo:background-color="transparent">
        <style:background-image/>
      </style:table-properties>
    </style:style>
    <style:style style:name="Table79.A" style:family="table-column">
      <style:table-column-properties style:column-width="2cm" style:rel-column-width="20422*"/>
    </style:style>
    <style:style style:name="Table79.B" style:family="table-column">
      <style:table-column-properties style:column-width="2.351cm" style:rel-column-width="24006*"/>
    </style:style>
    <style:style style:name="Table79.C" style:family="table-column">
      <style:table-column-properties style:column-width="2.067cm" style:rel-column-width="21107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8.241cm" style:rel-column-width="27416*"/>
    </style:style>
    <style:style style:name="Table46.D" style:family="table-column">
      <style:table-column-properties style:column-width="4.713cm" style:rel-column-width="15680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style:font-weight-asian="normal" style:font-weight-complex="normal"/>
    </style:style>
    <style:style style:name="P39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40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text-properties style:font-name="Arial2" fo:font-size="10pt" style:font-size-asian="10pt" style:font-size-complex="10pt"/>
    </style:style>
    <style:style style:name="P48" style:family="paragraph" style:parent-style-name="Text_20_body"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50" style:family="paragraph" style:parent-style-name="Text_20_body">
      <style:text-properties style:font-name="Arial2" fo:font-style="normal" style:font-style-asian="normal" style:font-style-complex="normal"/>
    </style:style>
    <style:style style:name="P5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7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3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break-before="page"/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9" style:family="paragraph" style:parent-style-name="Text_20_body">
      <style:paragraph-properties fo:margin-left="1.127cm" fo:margin-right="0cm" fo:text-indent="0cm" style:auto-text-indent="false"/>
    </style:style>
    <style:style style:name="P90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1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2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4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96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7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8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9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2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3" style:family="paragraph" style:parent-style-name="Heading_20_2">
      <style:text-properties style:font-name="Arial2" fo:font-size="10pt" style:font-size-asian="10pt" style:font-size-complex="10pt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6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07" style:family="paragraph" style:parent-style-name="Text_20_body" style:list-style-name="L1"/>
    <style:style style:name="P108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9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10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11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2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3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4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5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16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7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8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9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0" style:family="paragraph" style:parent-style-name="Text_20_body" style:list-style-name="L1">
      <style:paragraph-properties fo:margin-top="0.4cm" fo:margin-bottom="0.199cm"/>
    </style:style>
    <style:style style:name="P121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2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3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4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126" style:family="paragraph" style:parent-style-name="Standard" style:list-style-name="L1"/>
    <style:style style:name="P127" style:family="paragraph" style:parent-style-name="Standard" style:list-style-name="L3">
      <style:paragraph-properties fo:margin-top="0cm" fo:margin-bottom="0.199cm"/>
    </style:style>
    <style:style style:name="P128" style:family="paragraph">
      <style:paragraph-properties fo:text-align="center"/>
    </style:style>
    <style:style style:name="P129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0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style:use-window-font-color="true" fo:font-style="normal" style:text-underline-style="none" style:font-style-asian="normal" style:font-style-complex="normal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-complex="Arial2"/>
    </style:style>
    <style:style style:name="T34" style:family="text">
      <style:text-properties fo:color="#0000c0"/>
    </style:style>
    <style:style style:name="T35" style:family="text">
      <style:text-properties fo:color="#0000c0" style:font-name="Arial2" style:font-size-asian="10pt" style:font-name-complex="Arial2" style:font-size-complex="10pt"/>
    </style:style>
    <style:style style:name="T36" style:family="text">
      <style:text-properties fo:color="#0000c0" style:font-name="Arial2" fo:font-size="10pt" style:font-size-asian="10pt" style:font-name-complex="Arial2" style:font-size-complex="10pt"/>
    </style:style>
    <style:style style:name="T37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8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9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0" style:family="text">
      <style:text-properties fo:color="#0000c0" style:font-name-complex="Arial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name-asian="Arial2" style:font-weight-asian="bold" style:font-name-complex="Arial2" style:font-weight-complex="bold"/>
    </style:style>
    <style:style style:name="T43" style:family="text">
      <style:text-properties style:font-name="Arial2"/>
    </style:style>
    <style:style style:name="T44" style:family="text">
      <style:text-properties style:font-name="Arial2" fo:font-size="10pt" style:font-size-asian="10pt" style:font-size-complex="10pt"/>
    </style:style>
    <style:style style:name="T45" style:family="text">
      <style:text-properties style:font-name="Arial2" fo:font-size="10pt" style:font-size-asian="10pt" style:font-name-complex="Arial2" style:font-size-complex="10pt"/>
    </style:style>
    <style:style style:name="T46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7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2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3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4" style:family="text">
      <style:text-properties style:font-name="Arial2" fo:font-style="normal" style:font-style-asian="normal" style:font-style-complex="normal"/>
    </style:style>
    <style:style style:name="T55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Arial2" fo:font-style="italic" style:font-style-asian="italic" style:font-style-complex="italic"/>
    </style:style>
    <style:style style:name="T57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Arial2" fo:font-weight="normal" style:font-weight-asian="normal" style:font-weight-complex="normal"/>
    </style:style>
    <style:style style:name="T59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0" style:family="text">
      <style:text-properties style:font-name-asian="Arial2" style:font-name-complex="Arial2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fo:font-size="4pt" style:font-name-asian="Arial2" style:font-size-asian="4pt" style:font-name-complex="Arial2" style:font-size-complex="4pt"/>
    </style:style>
    <style:style style:name="T63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bold" style:font-weight-complex="bold"/>
    </style:style>
    <style:style style:name="T70" style:family="text">
      <style:text-properties fo:font-weight="normal" style:font-name-asian="Arial2" style:font-weight-asian="normal" style:font-name-complex="Arial2" style:font-weight-complex="normal"/>
    </style:style>
    <style:style style:name="T71" style:family="text">
      <style:text-properties style:font-name="Courier New"/>
    </style:style>
    <style:style style:name="T72" style:family="text">
      <style:text-properties style:font-name="Courier New" fo:font-weight="bold" style:font-weight-asian="bold" style:font-weight-complex="bold"/>
    </style:style>
    <style:style style:name="T73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4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5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7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style:font-name="Courier New" fo:font-style="normal" style:font-style-asian="normal" style:font-style-complex="normal"/>
    </style:style>
    <style:style style:name="T80" style:family="text">
      <style:text-properties style:font-name="Courier New" fo:font-weight="normal" style:font-weight-asian="normal" style:font-weight-complex="normal"/>
    </style:style>
    <style:style style:name="T81" style:family="text">
      <style:text-properties fo:color="#2323dc"/>
    </style:style>
    <style:style style:name="T82" style:family="text">
      <style:text-properties fo:color="#5c8526"/>
    </style:style>
    <style:style style:name="T83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4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5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6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7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8" style:family="text">
      <style:text-properties fo:font-variant="normal" fo:text-transform="none"/>
    </style:style>
    <style:style style:name="T89" style:family="text">
      <style:text-properties fo:font-variant="normal" fo:text-transform="none" fo:font-weight="normal" style:font-weight-asian="normal" style:font-weight-complex="normal"/>
    </style:style>
    <style:style style:name="T90" style:family="text">
      <style:text-properties fo:font-variant="normal" fo:text-transform="none" fo:font-style="normal" style:font-style-asian="normal" style:font-style-complex="normal"/>
    </style:style>
    <style:style style:name="T91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/>
    </style:style>
    <style:style style:name="T93" style:family="text">
      <style:text-properties fo:color="#000000" style:font-name-complex="Arial2"/>
    </style:style>
    <style:style style:name="T94" style:family="text">
      <style:text-properties fo:color="#000000" style:font-name="Arial2" fo:font-size="10pt" style:font-size-asian="10pt" style:font-name-complex="Arial2" style:font-size-complex="10pt"/>
    </style:style>
    <style:style style:name="T95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6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7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8" style:family="text">
      <style:text-properties fo:color="#000000" style:font-name="Arial2" style:font-size-asian="10pt" style:font-name-complex="Arial2" style:font-size-complex="10pt"/>
    </style:style>
    <style:style style:name="T99" style:family="text">
      <style:text-properties fo:color="#008000"/>
    </style:style>
    <style:style style:name="T100" style:family="text">
      <style:text-properties fo:color="#008000" style:font-name-complex="Arial2"/>
    </style:style>
    <style:style style:name="T101" style:family="text">
      <style:text-properties fo:color="#008000" style:font-name="Arial2" fo:font-size="10pt" style:font-size-asian="10pt" style:font-name-complex="Arial2" style:font-size-complex="10pt"/>
    </style:style>
    <style:style style:name="T102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3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4" style:family="text">
      <style:text-properties fo:color="#008000" style:font-name="Arial2" style:font-size-asian="10pt" style:font-name-complex="Arial2" style:font-size-complex="10pt"/>
    </style:style>
    <style:style style:name="T105" style:family="text">
      <style:text-properties style:font-name-complex="Arial2"/>
    </style:style>
    <style:style style:name="T10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07" style:family="text">
      <style:text-properties style:font-name="Verdana" fo:font-size="10pt" style:font-size-asian="12.0500001907349pt" style:font-size-complex="13.8000001907349pt"/>
    </style:style>
    <style:style style:name="T108" style:family="text">
      <style:text-properties style:font-name="Arial" style:font-name-asian="Arial" style:font-name-complex="Arial"/>
    </style:style>
    <style:style style:name="T109" style:family="text">
      <style:text-properties style:font-name="Arial" style:font-name-asian="DejaVu Sans" style:font-name-complex="DejaVu Sans"/>
    </style:style>
    <style:style style:name="T110" style:family="text">
      <style:text-properties style:font-name="Arial" fo:font-weight="bold" style:font-weight-asian="bold" style:font-weight-complex="bold"/>
    </style:style>
    <style:style style:name="T111" style:family="text">
      <style:text-properties style:font-style-asian="normal" style:font-style-complex="normal"/>
    </style:style>
    <style:style style:name="T112" style:family="text">
      <style:text-properties fo:color="#808080" style:font-name="Arial2" fo:font-size="10pt" style:font-size-asian="10pt" style:font-name-complex="Arial2" style:font-size-complex="10pt"/>
    </style:style>
    <style:style style:name="T113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4" style:family="text"/>
    <style:style style:name="T115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16" style:family="text">
      <style:text-properties style:font-name="Arial2" fo:font-size="10pt" fo:font-style="italic" style:font-name-complex="Arial2" style:font-size-complex="10pt" style:font-style-complex="italic"/>
    </style:style>
    <style:style style:name="T117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9" svg:width="3.864cm" svg:height="1.103cm" draw:transform="rotate (-0.523598775599386) translate (16.4270972222222cm -0.259291666666667cm)" draw:corner-radius="0.199cm">
     <text:p text:style-name="P128"><text:span text:style-name="T115">DRAFT</text:span></text:p>
    </draw:rect><draw:rect text:anchor-type="paragraph" draw:z-index="6" draw:style-name="gr3" draw:text-style-name="P128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2"/>
      <text:p text:style-name="P72"/>
      <text:p text:style-name="P72"><draw:frame text:anchor-type="paragraph" draw:z-index="5" draw:style-name="gr2" draw:text-style-name="P130" svg:width="16.613cm" svg:height="1.195cm" svg:x="1.565cm" svg:y="0.374cm">
     <draw:text-box>
      <text:p><text:span text:style-name="T116">Disclaimer</text:span><text:span text:style-name="T117">: This is a system in development. <text:s/>That is, the specification may change without notice.</text:span></text:p>
      <text:p><text:span text:style-name="T117">However, it should still give you a good insight in the “Cloud” Token concept. <text:s/></text:span><text:span text:style-name="T116">Feedback is encouraged!</text:span></text:p>
     </draw:text-box>
    </draw:frame></text:p>
      <text:p text:style-name="P72"/>
      <text:p text:style-name="P72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6">Table of Contents</text:p>
          </text:index-title>
          <text:p text:style-name="P94"><text:a xlink:type="simple" xlink:href="#2.Introduction|outline" text:style-name="Internet_20_link" text:visited-style-name="Internet_20_link">Introduction<text:tab/>4</text:a></text:p>
          <text:p text:style-name="P94"><text:a xlink:type="simple" xlink:href="#3.Architecture|outline" text:style-name="Internet_20_link" text:visited-style-name="Internet_20_link">Architecture<text:tab/>4</text:a></text:p>
          <text:p text:style-name="P94"><text:a xlink:type="simple" xlink:href="#4.Provisioning API|outline" text:style-name="Internet_20_link" text:visited-style-name="Internet_20_link">Provisioning API<text:tab/>4</text:a></text:p>
          <text:p text:style-name="P95"><text:a xlink:type="simple" xlink:href="#4.1.Backward Compatibility|outline" text:style-name="Internet_20_link" text:visited-style-name="Internet_20_link">Backward Compatibility<text:tab/>5</text:a></text:p>
          <text:p text:style-name="P94"><text:a xlink:type="simple" xlink:href="#5.User API|outline" text:style-name="Internet_20_link" text:visited-style-name="Internet_20_link">User API<text:tab/>5</text:a></text:p>
          <text:p text:style-name="P94"><text:a xlink:type="simple" xlink:href="#6.Security Model|outline" text:style-name="Internet_20_link" text:visited-style-name="Internet_20_link">Security Model<text:tab/>5</text:a></text:p>
          <text:p text:style-name="P94"><text:a xlink:type="simple" xlink:href="#7.Objects|outline" text:style-name="Internet_20_link" text:visited-style-name="Internet_20_link">Objects<text:tab/>6</text:a></text:p>
          <text:p text:style-name="P95"><text:a xlink:type="simple" xlink:href="#7.1.Key Protection Objects|outline" text:style-name="Internet_20_link" text:visited-style-name="Internet_20_link">Key Protection Objects<text:tab/>6</text:a></text:p>
          <text:p text:style-name="P95"><text:a xlink:type="simple" xlink:href="#7.3.Key Entries|outline" text:style-name="Internet_20_link" text:visited-style-name="Internet_20_link">Key Entries<text:tab/>7</text:a></text:p>
          <text:p text:style-name="P95"><text:a xlink:type="simple" xlink:href="#7.4.Provisioning Objects|outline" text:style-name="Internet_20_link" text:visited-style-name="Internet_20_link">Provisioning Objects<text:tab/>7</text:a></text:p>
          <text:p text:style-name="P94"><text:a xlink:type="simple" xlink:href="#8.Algorithm Support|outline" text:style-name="Internet_20_link" text:visited-style-name="Internet_20_link">Algorithm Support<text:tab/>8</text:a></text:p>
          <text:p text:style-name="P94"><text:a xlink:type="simple" xlink:href="#9.Data Types|outline" text:style-name="Internet_20_link" text:visited-style-name="Internet_20_link">Data Types<text:tab/>9</text:a></text:p>
          <text:p text:style-name="P94"><text:a xlink:type="simple" xlink:href="#10.Return Values|outline" text:style-name="Internet_20_link" text:visited-style-name="Internet_20_link">Return Values<text:tab/>9</text:a></text:p>
          <text:p text:style-name="P94"><text:a xlink:type="simple" xlink:href="#11.Error Codes|outline" text:style-name="Internet_20_link" text:visited-style-name="Internet_20_link">Error Codes<text:tab/>9</text:a></text:p>
          <text:p text:style-name="P94"><text:a xlink:type="simple" xlink:href="#12.Key Policy Attributes|outline" text:style-name="Internet_20_link" text:visited-style-name="Internet_20_link">Key Policy Attributes<text:tab/>10</text:a></text:p>
          <text:p text:style-name="P95"><text:a xlink:type="simple" xlink:href="#12.1.Export Control|outline" text:style-name="Internet_20_link" text:visited-style-name="Internet_20_link">Export Control<text:tab/>10</text:a></text:p>
          <text:p text:style-name="P95"><text:a xlink:type="simple" xlink:href="#12.2.PIN Input Control|outline" text:style-name="Internet_20_link" text:visited-style-name="Internet_20_link">PIN Input Control<text:tab/>10</text:a></text:p>
          <text:p text:style-name="P95"><text:a xlink:type="simple" xlink:href="#12.3.PIN Grouping Control|outline" text:style-name="Internet_20_link" text:visited-style-name="Internet_20_link">PIN Grouping Control<text:tab/>10</text:a></text:p>
          <text:p text:style-name="P95"><text:a xlink:type="simple" xlink:href="#12.4.PIN Pattern Control|outline" text:style-name="Internet_20_link" text:visited-style-name="Internet_20_link">PIN Pattern Control<text:tab/>11</text:a></text:p>
          <text:p text:style-name="P95"><text:a xlink:type="simple" xlink:href="#12.5.PIN and PUK Formats|outline" text:style-name="Internet_20_link" text:visited-style-name="Internet_20_link">PIN and PUK Formats<text:tab/>11</text:a></text:p>
          <text:p text:style-name="P95"><text:a xlink:type="simple" xlink:href="#12.6.Delete Control|outline" text:style-name="Internet_20_link" text:visited-style-name="Internet_20_link">Delete Control<text:tab/>11</text:a></text:p>
          <text:p text:style-name="P95"><text:a xlink:type="simple" xlink:href="#12.7.Biometric Protection|outline" text:style-name="Internet_20_link" text:visited-style-name="Internet_20_link">Biometric Protection<text:tab/>12</text:a></text:p>
          <text:p text:style-name="P95"><text:a xlink:type="simple" xlink:href="#12.9.Key Usage|outline" text:style-name="Internet_20_link" text:visited-style-name="Internet_20_link">Key Usage<text:tab/>12</text:a></text:p>
          <text:p text:style-name="P94"><text:a xlink:type="simple" xlink:href="#13.Methods|outline" text:style-name="Internet_20_link" text:visited-style-name="Internet_20_link">Methods<text:tab/>12</text:a></text:p>
          <text:p text:style-name="P95"><text:a xlink:type="simple" xlink:href="#13.1.createProvisioningSession (1)|outline" text:style-name="Internet_20_link" text:visited-style-name="Internet_20_link">createProvisioningSession (1)<text:tab/>13</text:a></text:p>
          <text:p text:style-name="P95"><text:a xlink:type="simple" xlink:href="#13.2.closeProvisioningSession (2)|outline" text:style-name="Internet_20_link" text:visited-style-name="Internet_20_link">closeProvisioningSession (2)<text:tab/>18</text:a></text:p>
          <text:p text:style-name="P95"><text:a xlink:type="simple" xlink:href="#13.3.getProvisioningSession (3)|outline" text:style-name="Internet_20_link" text:visited-style-name="Internet_20_link">getProvisioningSession (3)<text:tab/>19</text:a></text:p>
          <text:p text:style-name="P95"><text:a xlink:type="simple" xlink:href="#13.4.enumerateProvisioningSessions (4)|outline" text:style-name="Internet_20_link" text:visited-style-name="Internet_20_link">enumerateProvisioningSessions (4)<text:tab/>20</text:a></text:p>
          <text:p text:style-name="P95"><text:a xlink:type="simple" xlink:href="#13.5.abortProvisioningSession (5)|outline" text:style-name="Internet_20_link" text:visited-style-name="Internet_20_link">abortProvisioningSession (5)<text:tab/>21</text:a></text:p>
          <text:p text:style-name="P95"><text:a xlink:type="simple" xlink:href="#13.6.signProvisioningSessionData (6)|outline" text:style-name="Internet_20_link" text:visited-style-name="Internet_20_link">signProvisioningSessionData (6)<text:tab/>22</text:a></text:p>
          <text:p text:style-name="P95"><text:a xlink:type="simple" xlink:href="#13.7.createPUKPolicy (7)|outline" text:style-name="Internet_20_link" text:visited-style-name="Internet_20_link">createPUKPolicy (7)<text:tab/>23</text:a></text:p>
          <text:p text:style-name="P95"><text:a xlink:type="simple" xlink:href="#13.8.createPINPolicy (8)|outline" text:style-name="Internet_20_link" text:visited-style-name="Internet_20_link">createPINPolicy (8)<text:tab/>24</text:a></text:p>
          <text:p text:style-name="P95"><text:a xlink:type="simple" xlink:href="#13.9.createKeyPair (9)|outline" text:style-name="Internet_20_link" text:visited-style-name="Internet_20_link">createKeyPair (9)<text:tab/>25</text:a></text:p>
          <text:p text:style-name="P95"><text:a xlink:type="simple" xlink:href="#13.10.setCertificatePath (10)|outline" text:style-name="Internet_20_link" text:visited-style-name="Internet_20_link">setCertificatePath (10)<text:tab/>29</text:a></text:p>
          <text:p text:style-name="P95"><text:a xlink:type="simple" xlink:href="#13.11.setSymmetricKey (11)|outline" text:style-name="Internet_20_link" text:visited-style-name="Internet_20_link">setSymmetricKey (11)<text:tab/>31</text:a></text:p>
          <text:p text:style-name="P95"><text:a xlink:type="simple" xlink:href="#13.12.addExtensionData (12)|outline" text:style-name="Internet_20_link" text:visited-style-name="Internet_20_link">addExtensionData (12)<text:tab/>32</text:a></text:p>
          <text:p text:style-name="P95"><text:a xlink:type="simple" xlink:href="#13.13.restorePrivateKey (20)|outline" text:style-name="Internet_20_link" text:visited-style-name="Internet_20_link">restorePrivateKey (20)<text:tab/>35</text:a></text:p>
          <text:p text:style-name="P95"><text:a xlink:type="simple" xlink:href="#13.14.getDeviceInfo (31)|outline" text:style-name="Internet_20_link" text:visited-style-name="Internet_20_link">getDeviceInfo (31)<text:tab/>36</text:a></text:p>
          <text:p text:style-name="P95"><text:a xlink:type="simple" xlink:href="#13.15.enumerateKeys (32)|outline" text:style-name="Internet_20_link" text:visited-style-name="Internet_20_link">enumerateKeys (32)<text:tab/>37</text:a></text:p>
          <text:p text:style-name="P95"><text:a xlink:type="simple" xlink:href="#13.17.postProvisioningDeleteKey (50)|outline" text:style-name="Internet_20_link" text:visited-style-name="Internet_20_link">postProvisioningDeleteKey (50)<text:tab/>38</text:a></text:p>
          <text:p text:style-name="P95"><text:a xlink:type="simple" xlink:href="#13.18.postProvisioningUpdateKey (51)|outline" text:style-name="Internet_20_link" text:visited-style-name="Internet_20_link">postProvisioningUpdateKey (51)<text:tab/>39</text:a></text:p>
          <text:p text:style-name="P95"><text:a xlink:type="simple" xlink:href="#13.19.signHashedData (100)|outline" text:style-name="Internet_20_link" text:visited-style-name="Internet_20_link">signHashedData (100)<text:tab/>40</text:a></text:p>
          <text:p text:style-name="P95"><text:a xlink:type="simple" xlink:href="#13.20.getKeyProtectionInfo (101)|outline" text:style-name="Internet_20_link" text:visited-style-name="Internet_20_link">getKeyProtectionInfo (101)<text:tab/>41</text:a></text:p>
          <text:p text:style-name="P95"><text:a xlink:type="simple" xlink:href="#13.21.getExtensionObject (102)|outline" text:style-name="Internet_20_link" text:visited-style-name="Internet_20_link">getExtensionObject (102)<text:tab/>42</text:a></text:p>
          <text:p text:style-name="P95"><text:a xlink:type="simple" xlink:href="#13.22.deleteKey (103)|outline" text:style-name="Internet_20_link" text:visited-style-name="Internet_20_link">deleteKey (103)<text:tab/>43</text:a></text:p>
          <text:p text:style-name="P95"><text:a xlink:type="simple" xlink:href="#13.23.unlockKey (104)|outline" text:style-name="Internet_20_link" text:visited-style-name="Internet_20_link">unlockKey (104)<text:tab/>44</text:a></text:p>
          <text:p text:style-name="P95"><text:soft-page-break/><text:a xlink:type="simple" xlink:href="#13.24.exportKey (105)|outline" text:style-name="Internet_20_link" text:visited-style-name="Internet_20_link">exportKey (105)<text:tab/>45</text:a></text:p>
          <text:p text:style-name="P94"><text:a xlink:type="simple" xlink:href="#14.Session Security Mechanisms|outline" text:style-name="Internet_20_link" text:visited-style-name="Internet_20_link">Session Security Mechanisms<text:tab/>46</text:a></text:p>
          <text:p text:style-name="P95"><text:a xlink:type="simple" xlink:href="#14.1.Encrypted Data|outline" text:style-name="Internet_20_link" text:visited-style-name="Internet_20_link">Encrypted Data<text:tab/>46</text:a></text:p>
          <text:p text:style-name="P95"><text:a xlink:type="simple" xlink:href="#14.2.MAC Operations|outline" text:style-name="Internet_20_link" text:visited-style-name="Internet_20_link">MAC Operations<text:tab/>46</text:a></text:p>
          <text:p text:style-name="P95"><text:a xlink:type="simple" xlink:href="#14.3.Attestations|outline" text:style-name="Internet_20_link" text:visited-style-name="Internet_20_link">Attestations<text:tab/>46</text:a></text:p>
          <text:p text:style-name="P95"><text:a xlink:type="simple" xlink:href="#14.4.Post Provisioning MAC Operations|outline" text:style-name="Internet_20_link" text:visited-style-name="Internet_20_link">Post Provisioning MAC Operations<text:tab/>46</text:a></text:p>
          <text:p text:style-name="P94"><text:a xlink:type="simple" xlink:href="#15.Missing Methods|outline" text:style-name="Internet_20_link" text:visited-style-name="Internet_20_link">Missing Methods<text:tab/>47</text:a></text:p>
          <text:p text:style-name="P94"><text:a xlink:type="simple" xlink:href="#16.Sample Session|outline" text:style-name="Internet_20_link" text:visited-style-name="Internet_20_link">Sample Session<text:tab/>48</text:a></text:p>
          <text:p text:style-name="P94"><text:a xlink:type="simple" xlink:href="#17.Remote Key Lookup|outline" text:style-name="Internet_20_link" text:visited-style-name="Internet_20_link">Remote Key Lookup<text:tab/>49</text:a></text:p>
          <text:p text:style-name="P94"><text:a xlink:type="simple" xlink:href="#18.Security Considerations|outline" text:style-name="Internet_20_link" text:visited-style-name="Internet_20_link">Security Considerations<text:tab/>50</text:a></text:p>
          <text:p text:style-name="P94"><text:a xlink:type="simple" xlink:href="#19.Intellectual Property Rights|outline" text:style-name="Internet_20_link" text:visited-style-name="Internet_20_link">Intellectual Property Rights<text:tab/>50</text:a></text:p>
          <text:p text:style-name="P94"><text:a xlink:type="simple" xlink:href="#20.References|outline" text:style-name="Internet_20_link" text:visited-style-name="Internet_20_link">References<text:tab/>51</text:a></text:p>
          <text:p text:style-name="P94"><text:a xlink:type="simple" xlink:href="#21.Acknowledgments|outline" text:style-name="Internet_20_link" text:visited-style-name="Internet_20_link">Acknowledgments<text:tab/>52</text:a></text:p>
          <text:p text:style-name="P94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00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64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4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64">Many card schemes also depend on roles like SO (Security Officer) which squarely matches scenarios with users associated with a multitude of </text:span><text:span text:style-name="T1">independent</text:span><text:span text:style-name="T64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64">. <text:s/>Using SKS, the </text:span><text:span text:style-name="T1">technical</text:span><text:span text:style-name="T64"> part of the SO role, exclusively becomes an affair between the card and the issuers, </text:span><text:span text:style-name="T1">where each issuer is confined to their own virtual card and SO policy</text:span><text:span text:style-name="T64">.</text:span></text:p>
      <text:p text:style-name="P53"><text:span text:style-name="T64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64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0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4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9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9"><text:span text:style-name="CrossRef"><text:span text:style-name="T18"/></text:span></text:p>
      <text:h text:style-name="Heading_20_2" text:outline-level="2"/>
      <text:h text:style-name="P104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64"> denotes an </text:span><text:span text:style-name="T1">optional</text:span><text:span text:style-name="T64"> secret key defined by calling </text:span><text:span text:style-name="CrossRef"><text:span text:style-name="T64"><text:reference-ref text:reference-format="text" text:ref-name="setpiggybacked">setSymmetricKey</text:reference-ref></text:span></text:span><text:span text:style-name="T64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6"> denote </text:span><text:span text:style-name="T2">optional</text:span><text:span text:style-name="T66"> extension objects defined by calling </text:span><text:span text:style-name="CrossRef"><text:span text:style-name="T64"><text:reference-ref text:reference-format="text" text:ref-name="addextensiondata">addExtensionData</text:reference-ref></text:span></text:span><text:span text:style-name="T66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64"><text:reference-ref text:reference-format="text" text:ref-name="setpiggybacked">setSymmetricKey</text:reference-ref></text:span></text:span><text:span text:style-name="T64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0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68">See </text:span><text:span text:style-name="CrossRef"><text:span text:style-name="T69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4">See </text:span><text:span text:style-name="CrossRef"><text:span text:style-name="T44"><text:reference-ref text:reference-format="text" text:ref-name="fips.197">FIPS 197</text:reference-ref></text:span></text:span>. <text:s text:c="2"/><text:span text:style-name="T44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0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61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1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01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64"><text:reference-ref text:reference-format="text" text:ref-name="privatekeybackup">PrivateKeyBackup</text:reference-ref></text:span></text:span>, <text:span text:style-name="CrossRef"><text:span text:style-name="T64"><text:reference-ref text:reference-format="text" text:ref-name="updatable.key">Updatable</text:reference-ref></text:span></text:span>, and <text:span text:style-name="CrossRef"><text:span text:style-name="T64"><text:reference-ref text:reference-format="text" text:ref-name="enablepincaching">EnablePINCaching</text:reference-ref></text:span></text:span>.</text:p>
      <text:p text:style-name="P50"/>
      <text:h text:style-name="Heading_20_2" text:outline-level="2"><text:reference-mark-start text:name="exportcontrol"/>Export Control<text:reference-mark-end text:name="exportcontrol"/></text:h>
      <text:p text:style-name="Standard"><text:span text:style-name="T68">The following table illustrates the use of the </text:span><text:span text:style-name="CrossRef"><text:reference-ref text:reference-format="text" text:ref-name="exportpolicy">ExportPolicy</text:reference-ref></text:span><text:span text:style-name="T68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1"/>
      <text:p text:style-name="P77">Continued on the next page...</text:p>
      <text:p text:style-name="P77"/>
      <text:h text:style-name="P104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4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8"><text:span text:style-name="T1">Note that format specifiers only deal with how PINs and PUKs are treated in GUIs; internally key protection data is always stored as strings of bytes</text:span>.</text:p>
      <text:p text:style-name="P48">Length of the clear-text binary value MUST NOT exceed 100 bytes.</text:p>
      <text:p text:style-name="P25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9">Also see <text:span text:style-name="CrossRef"><text:reference-ref text:reference-format="text" text:ref-name="deletekey">deleteKey</text:reference-ref></text:span>.</text:p>
      <text:p text:style-name="P49"/>
      <text:p text:style-name="P73">Continued on the next page...</text:p>
      <text:h text:style-name="P104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3" text:outline-level="2"/>
      <text:p text:style-name="P47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4">The biometric protection option is only intended to be applied to </text:span><text:span text:style-name="CrossRef"><text:span text:style-name="T107"><text:reference-ref text:reference-format="text" text:ref-name="user.api">User API</text:reference-ref></text:span></text:span><text:span text:style-name="T44"> methods like </text:span><text:span text:style-name="CrossRef"><text:span text:style-name="T107"><text:reference-ref text:reference-format="text" text:ref-name="signdata">signHashedData</text:reference-ref></text:span></text:span><text:span text:style-name="T44">.</text:span></text:p>
      <text:p text:style-name="P47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64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9">3</text:p>
          </table:table-cell>
          <table:table-cell table:style-name="Table25.D2" office:value-type="string">
            <text:p text:style-name="P68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8"><text:span text:style-name="CrossRef"><text:span text:style-name="T13">See </text:span></text:span><text:span text:style-name="CrossRef"><text:span text:style-name="T64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2">nonRepudiation</text:span> and <text:span text:style-name="T72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1">1. The key MUST NOT be subject to a <text:span text:style-name="CrossRef"><text:span text:style-name="T64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9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08">≥</text:span><text:span text:style-name="T109"> 100.</text:span></text:p>
      <text:h text:style-name="P105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1"> </text:span>]</text:p>
          </table:table-cell>
          <table:table-cell table:style-name="Table1.C2" office:value-type="string">
            <text:p text:style-name="P25"><text:span text:style-name="T44">Server-created ephemeral ECDH key</text:span>. <text:s/>See <text:span text:style-name="CrossRef"><text:span text:style-name="T64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64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9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3"> </text:span><text:span text:style-name="T72">SessionKey</text:span><text:span text:style-name="T43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1"> </text:span>]</text:p>
          </table:table-cell>
          <table:table-cell table:style-name="Table3.C2" office:value-type="string">
            <text:p text:style-name="P8">SKS-created ephemeral ECDH key which <text:span text:style-name="T64">MUST be in </text:span><text:span text:style-name="CrossRef"><text:span text:style-name="T64"><text:reference-ref text:reference-format="text" text:ref-name="X.509">X.509</text:reference-ref></text:span></text:span><text:span text:style-name="T64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1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7">createProvisioningSession</text:span><text:span text:style-name="T64"> establishes a </text:span><text:span text:style-name="T1">persistent session key</text:span><text:span text:style-name="T64"> that is only known by the issuer and the SKS for usage in subsequent provisioning steps. <text:s/>In addition, the SKS is </text:span><text:span text:style-name="T1">optionally</text:span><text:span text:style-name="T64"> authenticated by the issuer.</text:span></text:p>
      <text:p text:style-name="P31"/>
      <text:p text:style-name="P82"/>
      <text:p text:style-name="P31"/>
      <text:p text:style-name="P31"/>
      <text:p text:style-name="P77">Continued on the next page...</text:p>
      <text:p text:style-name="P77"/>
      <text:p text:style-name="P85">Shown below is the mandatory to support<text:span text:style-name="T96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990207163" text:style-name="L1">
              <text:list-item>
                <text:p text:style-name="P112">Generate a for this SKS <text:span text:style-name="T1">unique</text:span> <text:span text:style-name="T72">ClientSessionID</text:span></text:p>
              </text:list-item>
              <text:list-item>
                <text:p text:style-name="P108">Output <text:span text:style-name="T72">ClientSessionID</text:span></text:p>
              </text:list-item>
              <text:list-item>
                <text:p text:style-name="P108">Generate an <text:span text:style-name="T1">ephemeral</text:span> ECDH key-pair <text:span text:style-name="T72">EKP</text:span> using <text:span text:style-name="T1">the same named curve</text:span> as <text:span text:style-name="T72">ServerEphemeralKey</text:span></text:p>
              </text:list-item>
              <text:list-item>
                <text:p text:style-name="P107">Output <text:span text:style-name="T76">ClientEphemeralKey</text:span> = <text:span text:style-name="T78">EKP.PublicKey</text:span></text:p>
              </text:list-item>
              <text:list-item>
                <text:p text:style-name="P108">Apply the <text:span text:style-name="CrossRef"><text:reference-ref text:reference-format="text" text:ref-name="sp800-56a">SP800-56A</text:reference-ref></text:span> C(2, 0, ECC CDH) algorithm on <text:span text:style-name="T72">EKP.PrivateKey</text:span> and <text:span text:style-name="T72">ServerEphemeralKey</text:span> creating a shared secret <text:span text:style-name="T72">Z</text:span></text:p>
              </text:list-item>
              <text:list-item>
                <text:p text:style-name="P109"><text:span text:style-name="T58">Apply the </text:span><text:span text:style-name="CrossRef"><text:reference-ref text:reference-format="text" text:ref-name="sp800-56a">SP800-56A</text:reference-ref></text:span><text:span text:style-name="T58"> Concatenation KDF alternative 1 on </text:span><text:span text:style-name="T72">Z</text:span><text:span text:style-name="T58"> with the following parameters:</text:span></text:p>
                <text:list>
                  <text:list-header>
                    <text:p text:style-name="P107"><text:span text:style-name="T58">Hash function (H): </text:span><text:span text:style-name="CrossRef"><text:reference-ref text:reference-format="text" text:ref-name="SHA256">SHA256</text:reference-ref></text:span></text:p>
                    <text:p text:style-name="P110">keydatalen: 256</text:p>
                  </text:list-header>
                  <text:list-item>
                    <text:p text:style-name="P107"><text:span text:style-name="T58">OtherInfo: BitString (</text:span><text:span text:style-name="T80">"</text:span><text:span text:style-name="T72">0000"</text:span><text:span text:style-name="T58">) ||</text:span><text:span text:style-name="T84"> <text:s/><text:tab/><text:tab/><text:tab/><text:tab/><text:tab/>// </text:span><text:span text:style-name="T85">AlgorithmID </text:span><text:span text:style-name="T58"><text:line-break/> <text:s text:c="16"/>BitString (</text:span><text:span text:style-name="T72">IssuerURI</text:span><text:span text:style-name="T58">) ||<text:tab/><text:tab/><text:tab/><text:tab/><text:tab/></text:span><text:span text:style-name="T86">// </text:span><text:span text:style-name="T85">PartyUInfo</text:span><text:span text:style-name="T58"><text:line-break/> <text:s text:c="16"/>BitString (</text:span><text:span text:style-name="CrossRef"><text:span text:style-name="T64"><text:reference-ref text:reference-format="text" text:ref-name="devcert">Device Certificate</text:reference-ref></text:span></text:span><text:span text:style-name="T58">) ||<text:tab/><text:tab/><text:tab/><text:tab/></text:span><text:span text:style-name="T85">//</text:span><text:span text:style-name="T86"> </text:span><text:span text:style-name="T85">PartyVInfo</text:span><text:span text:style-name="T58"><text:line-break/> <text:s text:c="16"/>BitString (</text:span><text:span text:style-name="T72">ClientSessionID</text:span><text:span text:style-name="T58"> || </text:span><text:span text:style-name="T72">ServerSessionID</text:span><text:span text:style-name="T58">) <text:s text:c="5"/><text:tab/></text:span><text:span text:style-name="T83">// SuppPrivInfo</text:span></text:p>
                  </text:list-item>
                  <text:list-item>
                    <text:p text:style-name="P107"><text:span text:style-name="T57">Note</text:span><text:span text:style-name="T58">: the BitString function prepends a </text:span><text:span text:style-name="T57">two-byte length indicator</text:span><text:span text:style-name="T58"> to the byte array argument</text:span></text:p>
                    <text:p text:style-name="P115"><text:span text:style-name="T58">Collect result in </text:span><text:span text:style-name="T57">DerivedKeyingMaterial </text:span></text:p>
                  </text:list-item>
                </text:list>
              </text:list-item>
              <text:list-item>
                <text:p text:style-name="P111">Define a variable byte[32] <text:reference-mark-start text:name="sess.key"/><text:span text:style-name="T72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16"><text:span text:style-name="T58">Output </text:span><text:span text:style-name="T76">SessionAttestation</text:span> = <text:span text:style-name="CrossRef"><text:span text:style-name="T64"><text:reference-ref text:reference-format="text" text:ref-name="sign">Sign</text:reference-ref></text:span></text:span><text:span text:style-name="T65"> </text:span><text:span text:style-name="T58">(</text:span><text:span text:style-name="T57">Attestation Private Key</text:span><text:span text:style-name="T58">,</text:span> <text:s/><text:span text:style-name="T83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64"><text:reference-ref text:reference-format="text" text:ref-name="HMAC_SHA256">HMAC-SHA256</text:reference-ref></text:span></text:span> (<text:span text:style-name="T72">SessionKey</text:span>,<text:tab/><text:span text:style-name="T72">ClientSessionID</text:span> ||<text:line-break/><text:tab/><text:span text:style-name="T72">ServerSessionID</text:span> ||<text:line-break/> <text:tab/><text:span text:style-name="T72">IssuerURI</text:span> ||<text:line-break/><text:tab/><text:span text:style-name="T72">ServerEphemeralKey</text:span> ||<text:line-break/><text:tab/><text:span text:style-name="T72">EKP.PublicKey</text:span> ||<text:line-break/><text:tab/><text:span text:style-name="T72">Updatable</text:span> ||<text:line-break/><text:tab/><text:span text:style-name="T72">ClientTime</text:span> ||<text:line-break/><text:tab/><text:span text:style-name="T72">SessionLifeTime</text:span> ||<text:line-break/><text:tab/><text:span text:style-name="T72">SessionKeyLimit</text:span>))</text:p>
              </text:list-item>
              <text:list-item>
                <text:p text:style-name="P117">Define a variable short <text:reference-mark-start text:name="mac.seq.cnt"/><text:span text:style-name="T72">MACSequenceCounter</text:span><text:reference-mark-end text:name="mac.seq.cnt"/> and set it to <text:span text:style-name="T1">zero</text:span></text:p>
              </text:list-item>
              <text:list-item>
                <text:p text:style-name="P117"><text:span text:style-name="T43">Store </text:span><text:span text:style-name="T72">SessionKey</text:span><text:span text:style-name="T43">, </text:span><text:span text:style-name="T72">MACSequenceCounter</text:span><text:span text:style-name="T43">, </text:span><text:span text:style-name="T72">ClientSessionID</text:span><text:span text:style-name="T43">, </text:span><text:span text:style-name="T72">ServerSessionID</text:span><text:span text:style-name="T43">, </text:span><text:span text:style-name="T72">IssuerURI</text:span><text:span text:style-name="T43">, </text:span><text:span text:style-name="T72">Updatable</text:span><text:span text:style-name="T43">, </text:span><text:span text:style-name="T76">ClientTime</text:span><text:span text:style-name="T43">, </text:span><text:span text:style-name="T72">SessionLifeTime</text:span><text:span text:style-name="T43"> and </text:span><text:span text:style-name="T72">SessionKeyLimit</text:span><text:span text:style-name="T43"> in the </text:span><text:span text:style-name="CrossRef"><text:reference-ref text:reference-format="text" text:ref-name="cred.db">Credential Database</text:reference-ref></text:span><text:span text:style-name="CrossRef"> </text:span><text:span text:style-name="T43">and return a handle to the database entry in </text:span><text:span text:style-name="T72">ProvisioningHandle</text:span></text:p>
              </text:list-item>
              <text:list-item>
                <text:p text:style-name="P118">Output <text:span text:style-name="T72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64">Creation of a session key is an </text:span><text:span text:style-name="T1">atomic</text:span><text:span text:style-name="T64"> operation.</text:span></text:p>
      <text:p text:style-name="P81"/>
      <text:p text:style-name="P31"/>
      <text:p text:style-name="P31"/>
      <text:p text:style-name="P31"/>
      <text:p text:style-name="P37">Continued on the next page...</text:p>
      <text:p text:style-name="P83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49">Using </text:span><text:span text:style-name="CrossRef"><text:span text:style-name="T64"><text:reference-ref text:reference-format="text" text:ref-name="keygen2">KeyGen2</text:reference-ref></text:span></text:span><text:span text:style-name="T49"> </text:span><text:reference-mark-start text:name="issueruri"/><text:span text:style-name="T75">IssuerURI</text:span><text:reference-mark-end text:name="issueruri"/><text:span text:style-name="T49"> is the URL to which the result of this method is POSTed. <text:s/>The string MUST NOT exceed 1024 bytes.</text:span></text:p>
      <text:p text:style-name="Text_20_body"><text:reference-mark-start text:name="iisuer.puk.key"/><text:span text:style-name="T78">ServerEphemeralKey</text:span><text:reference-mark-end text:name="iisuer.puk.key"/><text:span text:style-name="T64"> </text:span><text:span text:style-name="T49">MUST be in </text:span><text:span text:style-name="CrossRef"><text:span text:style-name="T64"><text:reference-ref text:reference-format="text" text:ref-name="X.509">X.509</text:reference-ref></text:span></text:span><text:span text:style-name="T49"> DER format and MUST match the </text:span><text:span text:style-name="CrossRef"><text:span text:style-name="T64"><text:reference-ref text:reference-format="text" text:ref-name="elliptic.curves">Elliptic Curves</text:reference-ref></text:span></text:span><text:span text:style-name="T49"> capabilities given by </text:span><text:span text:style-name="CrossRef"><text:span text:style-name="T64"><text:reference-ref text:reference-format="text" text:ref-name="getDeviceData">getDeviceInfo</text:reference-ref></text:span></text:span>.</text:p>
      <text:p text:style-name="Text_20_body"><text:span text:style-name="T66">The </text:span><text:reference-mark-start text:name="sign"/><text:span text:style-name="T2">Sign</text:span><text:reference-mark-end text:name="sign"/><text:span text:style-name="T64"> function MUST use </text:span><text:span text:style-name="CrossRef"><text:span text:style-name="T64"><text:reference-ref text:reference-format="text" text:ref-name="DIAS">DIAS</text:reference-ref></text:span></text:span><text:span text:style-name="T64"> or </text:span><text:span text:style-name="CrossRef"><text:span text:style-name="T64"><text:reference-ref text:reference-format="text" text:ref-name="pkcs1">PKCS #1</text:reference-ref></text:span></text:span><text:span text:style-name="T64"> RSASSA signatures for RSA keys and </text:span><text:span text:style-name="CrossRef"><text:span text:style-name="T64"><text:reference-ref text:reference-format="text" text:ref-name="ECDSA">ECDSA</text:reference-ref></text:span></text:span><text:span text:style-name="T64"> for ECC keys with </text:span><text:span text:style-name="CrossRef"><text:span text:style-name="T64"><text:reference-ref text:reference-format="text" text:ref-name="SHA256">SHA256</text:reference-ref></text:span></text:span><text:span text:style-name="T64"> as the hash function. <text:s/>The distinction between RSA and ECDSA keys is performed through the </text:span><text:span text:style-name="CrossRef"><text:span text:style-name="T64"><text:reference-ref text:reference-format="text" text:ref-name="devcert">Device Certificate</text:reference-ref></text:span></text:span> (see <text:span text:style-name="CrossRef"><text:span text:style-name="T64"><text:reference-ref text:reference-format="text" text:ref-name="getDeviceData">getDeviceInfo</text:reference-ref></text:span></text:span>)<text:span text:style-name="CrossRef"><text:span text:style-name="T64"> </text:span></text:span><text:span text:style-name="T64">which in </text:span><text:span text:style-name="CrossRef"><text:span text:style-name="T64"><text:reference-ref text:reference-format="text" text:ref-name="keygen2">KeyGen2</text:reference-ref></text:span></text:span><text:span text:style-name="T64"> is supplied as well as a part of the response to the issuer, while a </text:span><text:span text:style-name="CrossRef"><text:span text:style-name="T64"><text:reference-ref text:reference-format="text" text:ref-name="DIAS">DIAS</text:reference-ref></text:span></text:span><text:span text:style-name="T64"> signature also requires the DIAS policy OID to be present in the </text:span><text:span text:style-name="CrossRef"><text:span text:style-name="T64"><text:reference-ref text:reference-format="text" text:ref-name="devcert">Device Certificate</text:reference-ref></text:span></text:span><text:span text:style-name="T64">.</text:span></text:p>
      <text:p text:style-name="Text_20_body"><text:span text:style-name="T77">ProvisioningHandle</text:span><text:span text:style-name="T64"> MUST be </text:span><text:span text:style-name="T1">static</text:span><text:span text:style-name="T64">, </text:span><text:span text:style-name="T1">unique</text:span><text:span text:style-name="T64"> and never be reused.</text:span></text:p>
      <text:p text:style-name="Text_20_body"><text:span text:style-name="T64">The </text:span><text:span text:style-name="T75">SessionKeyAlgorithm</text:span><text:span text:style-name="T64"> does not only define the creation of </text:span><text:span text:style-name="T78">SessionKey</text:span><text:span text:style-name="T64">, but also the integrity, confidentiality, and attestation mechanisms used during the provisioning session. <text:s/>See </text:span><text:span text:style-name="CrossRef"><text:span text:style-name="T64"><text:reference-ref text:reference-format="text" text:ref-name="MACOperations">MAC Operations</text:reference-ref></text:span></text:span><text:span text:style-name="T64">, </text:span><text:span text:style-name="CrossRef"><text:span text:style-name="T64"><text:reference-ref text:reference-format="text" text:ref-name="EncryptedData">Encrypted Data</text:reference-ref></text:span></text:span><text:span text:style-name="T64">, and </text:span><text:span text:style-name="CrossRef"><text:span text:style-name="T64"><text:reference-ref text:reference-format="text" text:ref-name="SKSAttestations">Attestations</text:reference-ref></text:span></text:span><text:span text:style-name="T64">.</text:span></text:p>
      <text:p text:style-name="Standard"><text:span text:style-name="T64">The </text:span><text:reference-mark-start text:name="sess.key.op"/><text:span text:style-name="T75">SessionKeyLimit</text:span><text:reference-mark-end text:name="sess.key.op"/><text:span text:style-name="T64"> attribute MUST be large enough to handle all </text:span><text:span text:style-name="T78">SessionKey</text:span><text:span text:style-name="T64"> related operations required during a provisioning session, otherwise the session MUST be terminated. <text:s/></text:span><text:span text:style-name="T49"><text:s/>See </text:span><text:span text:style-name="CrossRef"><text:span text:style-name="T64"><text:reference-ref text:reference-format="text" text:ref-name="sec.cons">Security Considerations</text:reference-ref></text:span></text:span><text:span text:style-name="T64">. <text:s/>Note that </text:span><text:span text:style-name="CrossRef"><text:span text:style-name="T64"><text:reference-ref text:reference-format="text" text:ref-name="setpiggybacked">setSymmetricKey</text:reference-ref></text:span></text:span><text:span text:style-name="T64"> actually uses </text:span><text:span text:style-name="T1">two</text:span><text:span text:style-name="T64"> </text:span><text:span text:style-name="T78">SessionKey</text:span><text:span text:style-name="T64"> operations, while </text:span><text:span text:style-name="CrossRef"><text:span text:style-name="T64"><text:reference-ref text:reference-format="text" text:ref-name="pp.delkey">postProvisioningDeleteKey</text:reference-ref></text:span></text:span> also depends on the <text:span text:style-name="T75">SessionKeyLimit</text:span> of a <text:span text:style-name="T1">previous</text:span> session.</text:p>
      <text:p text:style-name="P31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1822506960" text:continue-numbering="true" text:style-name="L1">
              <text:list-item>
                <text:p text:style-name="P120">Decide if <text:span text:style-name="T77">DeviceCertificate</text:span> is to be accepted/trusted. <text:s/>See <text:span text:style-name="CrossRef"><text:span text:style-name="T64"><text:reference-ref text:reference-format="text" text:ref-name="prov.sess.resp">ProvisioningSessionResponse</text:reference-ref></text:span></text:span></text:p>
              </text:list-item>
              <text:list-item>
                <text:p text:style-name="P117">Run the the same <text:span text:style-name="CrossRef"><text:reference-ref text:reference-format="text" text:ref-name="sp800-56a">SP800-56A</text:reference-ref></text:span> procedures as for the SKS but now using <text:span text:style-name="T72">ClientEphemeralKey</text:span> and the saved private key of <text:span text:style-name="T72">ServerEphemeralKey</text:span> to obtain <text:span text:style-name="T72">SessionKey</text:span></text:p>
              </text:list-item>
              <text:list-item>
                <text:p text:style-name="P119">VerifySignature<text:span text:style-name="T65"> </text:span><text:span text:style-name="T58">(</text:span><text:span text:style-name="T77">DeviceCertificate.PublicKey</text:span><text:span text:style-name="T58">,<text:tab/></text:span><text:span text:style-name="T85">// Received</text:span><text:span text:style-name="T58"><text:line-break/> <text:s text:c="5"/></text:span><text:span text:style-name="T59"><text:s/></text:span><text:span text:style-name="T58"><text:s text:c="20"/></text:span><text:span text:style-name="T76">SessionAttestation</text:span><text:span text:style-name="T50">,<text:tab/><text:tab/></text:span><text:span text:style-name="T85">// Received</text:span><text:line-break/> <text:s text:c="11"/><text:span text:style-name="T61"><text:s/></text:span><text:s text:c="14"/><text:span text:style-name="CrossRef"><text:span text:style-name="T64"><text:reference-ref text:reference-format="text" text:ref-name="HMAC_SHA256">HMAC-SHA256</text:reference-ref></text:span></text:span> (<text:span text:style-name="T72">SessionKey</text:span>,<text:tab/><text:span text:style-name="T72">ClientSessionID</text:span> ||<text:tab/><text:span text:style-name="T84">// Received</text:span><text:line-break/><text:tab/><text:span text:style-name="T72">ServerSessionID</text:span> ||<text:tab/><text:span text:style-name="T84">// Saved</text:span><text:line-break/> <text:tab/><text:span text:style-name="T72">IssuerURI</text:span> ||<text:tab/><text:span text:style-name="T84">// Saved</text:span><text:line-break/><text:tab/><text:span text:style-name="T72">ServerEphemeralKey</text:span> ||<text:tab/><text:span text:style-name="T84">// Saved</text:span><text:line-break/><text:tab/><text:span text:style-name="T72">ClientEphemeralKey</text:span> ||<text:tab/><text:span text:style-name="T84">// Received</text:span><text:line-break/><text:tab/><text:span text:style-name="T72">Updatable</text:span> ||<text:tab/><text:span text:style-name="T84">// Saved</text:span><text:line-break/><text:tab/><text:span text:style-name="T72">ClientTime</text:span> ||<text:tab/><text:span text:style-name="T84">// Received</text:span><text:line-break/><text:tab/><text:span text:style-name="T72">SessionLifeTime</text:span> ||<text:tab/><text:span text:style-name="T84">// Saved</text:span><text:line-break/><text:tab/><text:span text:style-name="T72">SessionKeyLimit</text:span>))<text:tab/><text:span text:style-name="T84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/>
      <text:p text:style-name="P55">Continued on the next page...</text:p>
      <text:p text:style-name="P85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input</text:span><text:span text:style-name="T68"> to </text:span><text:span text:style-name="T77">createProvisioningSession</text:span><text:span text:style-name="T68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4">&lt;</text:span><text:span text:style-name="T29">ProvisioningSessionRequest </text:span><text:span text:style-name="T36">ID</text:span><text:span text:style-name="T14">="_0fa47ab3c00c … a67992b6ac61c"<text:line-break/></text:span><text:span text:style-name="T29"> <text:s text:c="48"/></text:span><text:span text:style-name="T36">SubmitURL</text:span><text:span text:style-name="T10">="https://ca.example.com/enroll"<text:line-break/></text:span><text:span text:style-name="T29"> <text:s text:c="48"/></text:span><text:span text:style-name="T36">Updatable</text:span><text:span text:style-name="T10">="true"<text:line-break/></text:span><text:span text:style-name="T29"> <text:s text:c="48"/></text:span><text:span text:style-name="T36">SessionLifeTime</text:span><text:span text:style-name="T10">="50000"<text:line-break/></text:span><text:span text:style-name="T29"> <text:s text:c="48"/></text:span><text:span text:style-name="T36">SessionKeyLimit</text:span><text:span text:style-name="T10">="25"<text:line-break/> <text:s text:c="48"/></text:span><text:span text:style-name="T36">SessionKeyAlgorithm</text:span><text:span text:style-name="T94">="http://xmlns.webpki.org/keygen2/1.0#algorithm.sk1"</text:span><text:span text:style-name="T7">  </text:span><text:span text:style-name="T16">…</text:span><text:span text:style-name="T7"> <text:s/>&gt;</text:span><text:span text:style-name="T93"><text:line-break/></text:span></text:p>
            <text:p text:style-name="P58"><text:span text:style-name="T93"><text:s text:c="4"/>&lt;</text:span><text:span text:style-name="T28">ServerEphemeralKey</text:span><text:span text:style-name="T93">&gt;<text:line-break/></text:span><text:span text:style-name="T98"> <text:s text:c="7"/>&lt;</text:span><text:span text:style-name="T104">ds11</text:span><text:span text:style-name="T98">:</text:span><text:span text:style-name="T28">ECKeyValue</text:span><text:span text:style-name="T98">&gt;</text:span></text:p>
            <text:p text:style-name="P58"><text:s text:c="12"/>&lt;<text:span text:style-name="T99">ds11</text:span><text:span text:style-name="T92">:</text:span><text:span text:style-name="T28">NamedCurve</text:span> <text:span text:style-name="T35">URI</text:span>="urn:oid:1.2.840.10045.3.1.7"/&gt;</text:p>
            <text:p text:style-name="P58"><text:s text:c="12"/>&lt;<text:span text:style-name="T99">ds11</text:span><text:span text:style-name="T92">:</text:span><text:span text:style-name="T28">PublicKey</text:span>&gt;<text:span text:style-name="T92">JK/mSALhBpUjjPAe/ … fXG8z17eZV3mVDZTBM</text:span>&lt;/<text:span text:style-name="T99">ds11</text:span><text:span text:style-name="T92">:</text:span><text:span text:style-name="T28">PublicKey</text:span>&gt;</text:p>
            <text:p text:style-name="P58"><text:s text:c="8"/>&lt;/<text:span text:style-name="T99">ds11</text:span><text:span text:style-name="T92">:</text:span><text:span text:style-name="T28">ECKeyValue</text:span>&gt;</text:p>
            <text:p text:style-name="P58"><text:span text:style-name="T93"><text:s text:c="4"/>&lt;/</text:span><text:span text:style-name="T28">ServerEphemeralKey</text:span><text:span text:style-name="T93">&gt;<text:line-break/></text:span></text:p>
            <text:p text:style-name="P70"><text:span text:style-name="T93">&lt;/</text:span><text:span text:style-name="T33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2"/>
      <text:p text:style-name="P31"/>
      <text:p text:style-name="P31"/>
      <text:p text:style-name="P31"/>
      <text:p text:style-name="P52">Continued on the next page...</text:p>
      <text:p text:style-name="P85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output</text:span><text:span text:style-name="T68"> from </text:span><text:span text:style-name="T77">createProvisioningSession</text:span><text:span text:style-name="T68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4">&lt;</text:span><text:reference-mark-start text:name="prov.sess.resp"/><text:span text:style-name="T29">ProvisioningSessionResponse</text:span><text:reference-mark-end text:name="prov.sess.resp"/><text:span text:style-name="T29"> </text:span><text:span text:style-name="T36">ID</text:span><text:span text:style-name="T14">="_126992b6 … a8a6b484db8f"</text:span></text:p>
            <text:p text:style-name="P58"><text:span text:style-name="T39"><text:s/></text:span><text:span text:style-name="T37"><text:s text:c="51"/>ServerSessionID</text:span><text:span text:style-name="T14">="_0fa47ab3c00c … a67992b6ac61c"<text:line-break/> </text:span><text:span text:style-name="T39"><text:s/></text:span><text:span text:style-name="T37"><text:s/></text:span><text:span text:style-name="T14"><text:s/></text:span><text:span text:style-name="T30"><text:s text:c="48"/></text:span><text:span text:style-name="T37">ClientTime</text:span><text:span text:style-name="T14">="2010-03-18T11:23:29Z"</text:span><text:span text:style-name="T97"><text:line-break/></text:span><text:span text:style-name="T14"> </text:span><text:span text:style-name="T39"><text:s/></text:span><text:span text:style-name="T37"><text:s/></text:span><text:span text:style-name="T14"><text:s/></text:span><text:span text:style-name="T30"><text:s text:c="48"/></text:span><text:span text:style-name="T37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7"><text:line-break/></text:span></text:p>
            <text:p text:style-name="P58"><text:span text:style-name="T93"><text:s text:c="4"/>&lt;</text:span><text:span text:style-name="T28">ClientEphemeralKey</text:span><text:span text:style-name="T93">&gt;<text:line-break/> <text:s text:c="4"/></text:span><text:span text:style-name="T98"><text:s text:c="3"/>&lt;</text:span><text:span text:style-name="T104">ds11</text:span><text:span text:style-name="T98">:</text:span><text:span text:style-name="T28">ECKeyValue</text:span><text:span text:style-name="T98">&gt;</text:span></text:p>
            <text:p text:style-name="P58"><text:s text:c="12"/>&lt;<text:span text:style-name="T99">ds11</text:span><text:span text:style-name="T92">:</text:span><text:span text:style-name="T28">NamedCurve</text:span> <text:span text:style-name="T35">URI</text:span>="urn:oid:1.2.840.10045.3.1.7"/&gt;</text:p>
            <text:p text:style-name="P58"><text:s text:c="12"/>&lt;<text:span text:style-name="T99">ds11</text:span><text:span text:style-name="T92">:</text:span><text:span text:style-name="T28">PublicKey</text:span>&gt;<text:span text:style-name="T93">PRZre90SQLp … 16m9FokKxV3F40Y=</text:span>&lt;/<text:span text:style-name="T99">ds11</text:span><text:span text:style-name="T92">:</text:span><text:span text:style-name="T28">PublicKey</text:span>&gt;</text:p>
            <text:p text:style-name="P58"><text:s text:c="8"/>&lt;/<text:span text:style-name="T99">ds11</text:span><text:span text:style-name="T92">:</text:span><text:span text:style-name="T28">ECKeyValue</text:span>&gt;</text:p>
            <text:p text:style-name="P58"><text:span text:style-name="T93"><text:s text:c="4"/>&lt;/</text:span><text:span text:style-name="T28">ClientEphemeralKey</text:span><text:span text:style-name="T93">&gt;<text:line-break/> <text:s text:c="3"/>&lt;</text:span><text:span text:style-name="T28">DeviceCertificate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X509Data</text:span><text:span text:style-name="T93">&gt; </text:span></text:p>
            <text:p text:style-name="P58"><text:span text:style-name="T93"><text:s text:c="12"/>&lt;</text:span><text:span text:style-name="T100">ds</text:span><text:span text:style-name="T93">:</text:span><text:span text:style-name="T28">X509Certificate</text:span><text:span text:style-name="T93">&gt;MIIC2TCCAcGgAwIBAg ... hugc53W4nNzggt2w==&lt;/</text:span><text:span text:style-name="T100">ds</text:span><text:span text:style-name="T93">:</text:span><text:span text:style-name="T28">X509Certificat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X509Data</text:span><text:span text:style-name="T93">&gt; </text:span></text:p>
            <text:p text:style-name="P58"><text:span text:style-name="T93"><text:s text:c="4"/>&lt;/</text:span><text:span text:style-name="T28">DeviceCertificate</text:span><text:span text:style-name="T93">&gt;</text:span></text:p>
            <text:p text:style-name="P58"><text:span text:style-name="T93"><text:s text:c="4"/>&lt;</text:span><text:span text:style-name="T100">ds</text:span><text:span text:style-name="T93">:</text:span><text:span text:style-name="T28">Signature</text:span><text:span text:style-name="T93">&gt; </text:span></text:p>
            <text:p text:style-name="P58"><text:span text:style-name="T93"><text:s text:c="8"/>&lt;</text:span><text:span text:style-name="T104">ds</text:span><text:span text:style-name="T28">:SignedInfo</text:span><text:span text:style-name="T93">&gt; </text:span></text:p>
            <text:p text:style-name="P58"><text:span text:style-name="T93"><text:s text:c="12"/>&lt;</text:span><text:span text:style-name="T104">ds</text:span><text:span text:style-name="T28">:CanonicalizationMethod</text:span><text:span text:style-name="T93"> </text:span><text:span text:style-name="T35">Algorithm</text:span><text:span text:style-name="T93">="http://www.w3.org/2001/10/xml-exc-c14n#"/&gt; </text:span></text:p>
            <text:p text:style-name="P58"><text:span text:style-name="T93"><text:s text:c="12"/>&lt;</text:span><text:span text:style-name="T104">ds</text:span><text:span text:style-name="T28">:SignatureMethod</text:span><text:span text:style-name="T93"> </text:span><text:span text:style-name="T35">Algorithm</text:span><text:span text:style-name="T93">="http://www.w3.org/2001/04/xmldsig-more#hmac-sha256"/&gt; </text:span></text:p>
            <text:p text:style-name="P58"><text:span text:style-name="T93"><text:s text:c="12"/>&lt;</text:span><text:span text:style-name="T100">ds</text:span><text:span text:style-name="T93">:</text:span><text:span text:style-name="T28">Reference</text:span><text:span text:style-name="T93"> </text:span><text:span text:style-name="T35">URI</text:span><text:span text:style-name="T93">="#</text:span><text:span text:style-name="T14">_126992b6 … a8a6b484db8f</text:span><text:span text:style-name="T93">"&gt; </text:span></text:p>
            <text:p text:style-name="P58"><text:span text:style-name="T93"><text:s text:c="16"/>&lt;</text:span><text:span text:style-name="T100">ds</text:span><text:span text:style-name="T93">:</text:span><text:span text:style-name="T28">Transforms</text:span><text:span text:style-name="T93">&gt; </text:span></text:p>
            <text:p text:style-name="P58"><text:span text:style-name="T93"><text:s text:c="20"/>&lt;</text:span><text:span text:style-name="T100">ds</text:span><text:span text:style-name="T93">:</text:span><text:span text:style-name="T28">Transform</text:span><text:span text:style-name="T93"> </text:span><text:span text:style-name="T35">Algorithm</text:span><text:span text:style-name="T93">="http://www.w3.org/2000/09/xmldsig#enveloped-signature"/&gt; </text:span></text:p>
            <text:p text:style-name="P58"><text:span text:style-name="T93"><text:s text:c="20"/>&lt;</text:span><text:span text:style-name="T100">ds</text:span><text:span text:style-name="T93">:</text:span><text:span text:style-name="T28">Transform</text:span><text:span text:style-name="T93"> </text:span><text:span text:style-name="T35">Algorithm</text:span><text:span text:style-name="T93">="http://www.w3.org/2001/10/xml-exc-c14n#"/&gt; </text:span></text:p>
            <text:p text:style-name="P58"><text:span text:style-name="T93"><text:s text:c="16"/>&lt;/</text:span><text:span text:style-name="T100">ds</text:span><text:span text:style-name="T93">:</text:span><text:span text:style-name="T28">Transforms</text:span><text:span text:style-name="T93">&gt; </text:span></text:p>
            <text:p text:style-name="P58"><text:span text:style-name="T93"><text:s text:c="16"/>&lt;</text:span><text:span text:style-name="T100">ds</text:span><text:span text:style-name="T93">:</text:span><text:span text:style-name="T28">DigestMethod</text:span><text:span text:style-name="T93"> </text:span><text:span text:style-name="T35">Algorithm</text:span><text:span text:style-name="T93">="http://www.w3.org/2001/04/xmlenc#sha256"/&gt; </text:span></text:p>
            <text:p text:style-name="P58"><text:span text:style-name="T93"><text:s text:c="16"/>&lt;</text:span><text:span text:style-name="T100">ds</text:span><text:span text:style-name="T93">:</text:span><text:span text:style-name="T28">DigestValue</text:span><text:span text:style-name="T93">&gt;yLD0zNA48Xt9xXNHuBUlK0hL51zn0SYj2IfDXm42PLc=&lt;/</text:span><text:span text:style-name="T100">ds</text:span><text:span text:style-name="T93">:</text:span><text:span text:style-name="T28">DigestValue</text:span><text:span text:style-name="T93">&gt; </text:span></text:p>
            <text:p text:style-name="P58"><text:span text:style-name="T93"><text:s text:c="12"/>&lt;/</text:span><text:span text:style-name="T100">ds</text:span><text:span text:style-name="T93">:</text:span><text:span text:style-name="T28">Referenc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SignedInfo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SignatureValue</text:span><text:span text:style-name="T93">&gt;aRiSdmrn/KgtjqtTReF+6DOuIemRuw2xV9yuOPAlMj8=&lt;/</text:span><text:span text:style-name="T100">ds</text:span><text:span text:style-name="T93">:</text:span><text:span text:style-name="T28">SignatureValue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KeyInfo</text:span><text:span text:style-name="T93">&gt; </text:span></text:p>
            <text:p text:style-name="P58"><text:span text:style-name="T93"><text:s text:c="12"/>&lt;</text:span><text:span text:style-name="T100">ds</text:span><text:span text:style-name="T93">:</text:span><text:span text:style-name="T28">KeyName</text:span><text:span text:style-name="T93">&gt;derived-session-key&lt;/</text:span><text:span text:style-name="T100">ds</text:span><text:span text:style-name="T93">:</text:span><text:span text:style-name="T28">KeyNam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KeyInfo</text:span><text:span text:style-name="T93">&gt; </text:span></text:p>
            <text:p text:style-name="P58"><text:span text:style-name="T93"><text:s text:c="4"/>&lt;/</text:span><text:span text:style-name="T100">ds</text:span><text:span text:style-name="T93">:</text:span><text:span text:style-name="T28">Signature</text:span><text:span text:style-name="T93">&gt;</text:span></text:p>
            <text:p text:style-name="P63"/>
            <text:p text:style-name="P70"><text:span text:style-name="T93">&lt;/</text:span><text:span text:style-name="T33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4" text:outline-level="2"><text:reference-mark-start text:name="closeProvisioningSession"/><text:span text:style-name="T68">closeProvisioningSession</text:span><text:reference-mark-end text:name="closeProvisioningSession"/><text:span text:style-name="T68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0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9"/>
      <text:p text:style-name="Text_20_body"><text:span text:style-name="T72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607320881" text:continue-numbering="true" text:style-name="L1">
        <text:list-item>
          <text:p text:style-name="P113">There is an open provisioning session associated with <text:span text:style-name="T72">ProvisioningHandle</text:span></text:p>
        </text:list-item>
        <text:list-item>
          <text:p text:style-name="P107">The <text:span text:style-name="T75">MAC</text:span><text:span text:style-name="T48"> computes correctly using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    <text:p text:style-name="P107"><text:span text:style-name="T48"><text:s text:c="8"/></text:span><text:span text:style-name="T47">Data </text:span><text:span text:style-name="T91">=</text:span><text:span text:style-name="T47"> </text:span><text:span text:style-name="T43"><text:s/></text:span><text:span text:style-name="T72">ClientSessionID</text:span><text:span text:style-name="T43"> || </text:span><text:span text:style-name="T72">ServerSessionID</text:span><text:span text:style-name="T43"> || </text:span><text:span text:style-name="T72">IssuerURI</text:span></text:p>
        </text:list-item>
        <text:list-item>
          <text:p text:style-name="P114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6">There are no unreferenced PIN or PUK policy objects. <text:s/><text:span text:style-name="T43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4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72">Updatable</text:span> <text:span text:style-name="T54">flag is true.</text:span></text:p>
      <text:p text:style-name="Text_20_body"><text:span text:style-name="T54">If the verification is successful, </text:span><text:span text:style-name="T77">closeProvisioningSession</text:span><text:span text:style-name="T54"> MUST also reassign the provisioning session ownership to the current (closing) session for </text:span><text:span text:style-name="T56">all</text:span><text:span text:style-name="T54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4">Using </text:span><text:span text:style-name="CrossRef"><text:span text:style-name="T64"><text:reference-ref text:reference-format="text" text:ref-name="keygen2">KeyGen2</text:reference-ref></text:span></text:span><text:span text:style-name="T54"> </text:span><text:span text:style-name="T77">closeProvisioningSession</text:span><text:span text:style-name="T54"> is invoked as the last step of processing </text:span><text:span text:style-name="CrossRef"><text:span text:style-name="T64"><text:reference-ref text:reference-format="text" text:ref-name="cred.depl.req">CredentialDeploymentRequest</text:reference-ref></text:span></text:span><text:span text:style-name="T54">.</text:span></text:p>
      <text:p text:style-name="P39"><text:span text:style-name="T55">The </text:span><text:span text:style-name="T75">AttestedResponse</text:span><text:span text:style-name="T55"> is the result of attesting:</text:span></text:p>
      <text:p text:style-name="P39"><text:span text:style-name="T55"><text:tab/> </text:span><text:span text:style-name="T57">Data</text:span><text:span text:style-name="T55"> = </text:span><text:span text:style-name="T79">"</text:span><text:span text:style-name="T77">Success"</text:span><text:span text:style-name="T54"> || </text:span><text:span text:style-name="CrossRef"><text:span text:style-name="T64"><text:reference-ref text:reference-format="text" text:ref-name="mac.seq.cnt">MACSequenceCounter</text:reference-ref></text:span></text:span></text:p>
      <text:p text:style-name="Text_20_body"><text:span text:style-name="T44">See </text:span><text:span text:style-name="CrossRef"><text:reference-ref text:reference-format="text" text:ref-name="SKSAttestations">Attestations</text:reference-ref></text:span>. <text:s/>Note that <text:span text:style-name="CrossRef"><text:span text:style-name="T64"><text:reference-ref text:reference-format="text" text:ref-name="mac.seq.cnt">MACSequenceCounter</text:reference-ref></text:span></text:span> is <text:span text:style-name="T1">incremented</text:span> by the initial MAC operation.</text:p>
      <text:h text:style-name="P106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5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5">IssuerURI</text:p>
          </table:table-cell>
          <table:table-cell table:style-name="Table3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office:value-type="string">
            <text:p text:style-name="P12">Comment</text:p>
          </table:table-cell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7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9">In addition, users of portable SKSes (like smart cards), may carry out provisioning steps on <text:span text:style-name="T1">different</text:span> computers through this method.</text:p>
      <text:h text:style-name="P104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57">The following elements MUST only be emitted if</text:span><text:span text:style-name="T58"> </text:span>ProvisioningHandle<text:span text:style-name="T55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</table:table>
      <text:p text:style-name="P39"/>
      <text:p text:style-name="P39"><text:span text:style-name="T77">enumerateProvisioningSessions</text:span> is used for enumerating provisioning session data which is primarily of interest for debugging and “cleaning” purposes.</text:p>
      <text:p text:style-name="P39">The input <text:span text:style-name="T76">Provisioning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6">ProvisioningHandle</text:span><text:span text:style-name="T50"> as input to the next call.</text:span></text:p>
      <text:p text:style-name="P39"><text:span text:style-name="T50">When </text:span><text:span text:style-name="T75">enumerateProvisioningSessions</text:span><text:span text:style-name="T48"> returns with a </text:span><text:span text:style-name="T75">ProvisioningHandle</text:span><text:span text:style-name="T48"> = 0xFFFFFFFF there are no more provisioning objects to read.</text:span></text:p>
      <text:h text:style-name="P105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4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1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7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7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2"><text:tab/>Result</text:span> = <text:span text:style-name="CrossRef"><text:span text:style-name="T64"><text:reference-ref text:reference-format="text" text:ref-name="HMAC_SHA256">HMAC-SHA256</text:reference-ref></text:span></text:span> (<text:span text:style-name="T79">"</text:span><text:span text:style-name="T77">External Signature"</text:span><text:span text:style-name="T43"> ||</text:span> <text:span text:style-name="CrossRef"><text:reference-ref text:reference-format="text" text:ref-name="sess.key">SessionKey</text:reference-ref></text:span><text:span text:style-name="T43">, </text:span><text:span text:style-name="T75">Data</text:span><text:span text:style-name="T43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5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1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9"/>
      <text:p text:style-name="P39"><text:span text:style-name="T72">createPUKPolicy</text:span><text:span text:style-name="T68"> creates a local PUK policy object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to be referenced by subsequent calls to the </text:span><text:span text:style-name="CrossRef"><text:reference-ref text:reference-format="text" text:ref-name="createPINPolicy">createPINPolicy</text:reference-ref></text:span><text:span text:style-name="T68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9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4" text:outline-level="2"><text:reference-mark-start text:name="createPINPolicy"/><text:span text:style-name="T68">createPINPolicy</text:span><text:reference-mark-end text:name="createPINPolicy"/><text:span text:style-name="T68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9"/>
      <text:p text:style-name="P39"><text:span text:style-name="T72">createPINPolicy</text:span><text:span text:style-name="T68"> creates a local PIN policy object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to be referenced by subsequent calls to the </text:span><text:span text:style-name="CrossRef"><text:reference-ref text:reference-format="text" text:ref-name="createKeyPair">createKeyPair</text:reference-ref></text:span><text:span text:style-name="T68"> method.</text:span></text:p>
      <text:p text:style-name="P39"><text:span text:style-name="T68">If </text:span><text:span text:style-name="T72">PUKPolicyHandle</text:span><text:span text:style-name="T68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9"/>
      <text:h text:style-name="P104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ssuerSeed</text:p>
          </table:table-cell>
          <table:table-cell table:style-name="Table16.A2" office:value-type="string">
            <text:p text:style-name="P3">byte<text:span text:style-name="T60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6.C2" office:value-type="string">
            <text:p text:style-name="P2">Object which MUST depending on <text:span text:style-name="T72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2">PrivateKey</text:span><text:span text:style-name="T43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2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16.C2" office:value-type="string">
            <text:p text:style-name="Table_20_Contents"><text:span text:style-name="T50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2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9"/>
      <text:p text:style-name="P39"><text:span text:style-name="T72">createKeyPair</text:span><text:span text:style-name="T68"> generates an asymmetric key-pair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according to the issuer's specification.</text:span></text:p>
      <text:p text:style-name="P84">Remarks</text:p>
      <text:p text:style-name="P39"><text:span text:style-name="T76">KeyHandle</text:span><text:span text:style-name="T66"> MUST be </text:span><text:span text:style-name="T2">static</text:span><text:span text:style-name="T66">, </text:span><text:span text:style-name="T2">unique</text:span><text:span text:style-name="T66"> and never be reused.</text:span></text:p>
      <text:p text:style-name="P39"><text:span text:style-name="T68">If </text:span><text:span text:style-name="T72">PINPolicyHandle</text:span><text:span text:style-name="T68"> is zero the key is not PIN-protected.</text:span></text:p>
      <text:p text:style-name="P39"><text:span text:style-name="T68">A </text:span><text:span text:style-name="T72">PINPolicyHandle</text:span><text:span text:style-name="T68"> value of 0xFFFFFFFF presumes that the target SKS supports a “device PUK/PIN”, </text:span><text:span text:style-name="T2">otherwise an error is returned</text:span><text:span text:style-name="T68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8">.</text:span></text:p>
      <text:p text:style-name="P31">A compliant SKS SHOULD use 65537 as the default RSA exponent value.</text:p>
      <text:p text:style-name="P39">How <text:reference-mark-start text:name="issuer.seed"/><text:span text:style-name="T74">IssuerSeed</text:span><text:reference-mark-end text:name="issuer.seed"/> is applied to the generation of random numbers unspecified. <text:s/>The only requirement is that it MUST NOT be able to reduce the entropy.</text:p>
      <text:p text:style-name="P39"><text:span text:style-name="T68">A non-zero </text:span><text:span text:style-name="T76">BiometricProtection</text:span><text:span text:style-name="T68"> value presumes that the target SKS supports </text:span><text:span text:style-name="CrossRef"><text:reference-ref text:reference-format="text" text:ref-name="biometricoption">Biometric Protection</text:reference-ref></text:span><text:span text:style-name="T68">, </text:span><text:span text:style-name="T2">otherwise an error is returned</text:span><text:span text:style-name="T68">. <text:s/>See </text:span><text:span text:style-name="CrossRef"><text:reference-ref text:reference-format="text" text:ref-name="getDeviceData">getDeviceInfo</text:reference-ref></text:span><text:span text:style-name="T68">.</text:span></text:p>
      <text:p text:style-name="P39"><text:span text:style-name="T68">To assure the issuer that the generated key-pair actually resides in the SKS, the public key, together with attributes and protection objects are attested (s</text:span><text:span text:style-name="T50">ee </text:span><text:span text:style-name="CrossRef"><text:span text:style-name="T69"><text:reference-ref text:reference-format="text" text:ref-name="SKSAttestations">Attestations</text:reference-ref></text:span></text:span><text:span text:style-name="T68">) by the SKS according to the following </text:span><text:span text:style-name="T2">Data</text:span><text:span text:style-name="T68"> scheme:<text:line-break/></text:span></text:p>
      <text:p text:style-name="P31"/>
      <text:p text:style-name="P31"/>
      <text:p text:style-name="P31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Data ("PUK Policy=");</text:p>
            <text:p text:style-name="P59"><text:span text:style-name="T81">if</text:span> (PINPolicyHandle == 0 || PINPolicyHandle.PUKPolicyHandle == 0)</text:p>
            <text:p text:style-name="P59"><text:s text:c="2"/>{</text:p>
            <text:p text:style-name="P60"><text:s text:c="4"/>addData ("N/A");</text:p>
            <text:p text:style-name="P60"><text:s text:c="2"/>}</text:p>
            <text:p text:style-name="P60"><text:span text:style-name="T81">else if</text:span> (PINPolicyHandle == 0xFFFFFFFF) <text:s/><text:span text:style-name="T82">// Device PIN implies device PUK</text:span></text:p>
            <text:p text:style-name="P60"><text:s text:c="2"/>{</text:p>
            <text:p text:style-name="P60"><text:s text:c="4"/>addData ("Device");</text:p>
            <text:p text:style-name="P60"><text:s text:c="2"/>}</text:p>
            <text:p text:style-name="P60"><text:span text:style-name="T81">else</text:span> <text:s/><text:span text:style-name="T82">// Standard PUK</text:span></text:p>
            <text:p text:style-name="P60"><text:s text:c="2"/>{</text:p>
            <text:p text:style-name="P60"><text:s text:c="4"/>addData (PINPolicyHandle.PUKPolicyHandle.ID);</text:p>
            <text:p text:style-name="P60"><text:s text:c="4"/>addData (PINPolicyHandle.PUKPolicyHandle.RetryLimit);</text:p>
            <text:p text:style-name="P60"><text:s text:c="4"/>addData (PINPolicyHandle.PUKPolicyHand<text:span text:style-name="T64">le.PUKValue</text:span>); <text:s/><text:span text:style-name="T82">// Encrypted PUK</text:span></text:p>
            <text:p text:style-name="P60"><text:s text:c="4"/>addData (PINPolicyHandle.PUKPolicyHandle.Format);</text:p>
            <text:p text:style-name="P60"><text:s text:c="2"/>}</text:p>
            <text:p text:style-name="P60">addData (<text:span text:style-name="T71">"</text:span>PIN Policy=<text:span text:style-name="T71">"</text:span>);</text:p>
            <text:p text:style-name="P59"><text:span text:style-name="T81">if</text:span> (PINPolicyHandle == 0) <text:s/><text:span text:style-name="T82">// The key is not PIN protected</text:span></text:p>
            <text:p text:style-name="P59"><text:s text:c="2"/>{</text:p>
            <text:p text:style-name="P59"><text:s text:c="4"/>addData ("N/A");</text:p>
            <text:p text:style-name="P59"><text:s text:c="2"/>}</text:p>
            <text:p text:style-name="P59"><text:span text:style-name="T81">else if</text:span> (PINPolicyHandle == 0xFFFFFFFF) <text:s/><text:span text:style-name="T82">// The key is protected by a device PIN</text:span></text:p>
            <text:p text:style-name="P59"><text:s text:c="2"/>{</text:p>
            <text:p text:style-name="P59"><text:s text:c="4"/>addData ("Device");</text:p>
            <text:p text:style-name="P59"><text:s text:c="2"/>}</text:p>
            <text:p text:style-name="P59"><text:span text:style-name="T81">else</text:span> <text:s/><text:span text:style-name="T82">// Standard PIN protection</text:span></text:p>
            <text:p text:style-name="P59"><text:span text:style-name="T82"><text:s text:c="2"/></text:span>{</text:p>
            <text:p text:style-name="P60"><text:s text:c="4"/>addData (PINPolicyHandle.ID);</text:p>
            <text:p text:style-name="P65"><text:s text:c="4"/>addData (PINPolicyHandle.UserDefined);</text:p>
            <text:p text:style-name="P65"><text:s text:c="4"/>addData (PINPolicyHandle.UserDefined ? <text:span text:style-name="T4">"N/A"</text:span><text:span text:style-name="T26"> :</text:span><text:span text:style-name="T67"> PINValue); </text:span><text:s/><text:span text:style-name="T82">// Encrypted PIN</text:span></text:p>
            <text:p text:style-name="P65"><text:s text:c="4"/>addData (PINPolicyHandle.UserModifiable);</text:p>
            <text:p text:style-name="P60"><text:s text:c="4"/>addData (PINPolicyHandle.Format);</text:p>
            <text:p text:style-name="P65"><text:s text:c="4"/>addData (PINPolicyHandle.RetryLimit);</text:p>
            <text:p text:style-name="P65"><text:s text:c="4"/>addData (PINPolicyHandle.Grouping);</text:p>
            <text:p text:style-name="P60"><text:s text:c="4"/>addData (PINPolicyHandle.PatternRestrictions);</text:p>
            <text:p text:style-name="P60"><text:s text:c="4"/>addData (PINPolicyHandle.MinLength);</text:p>
            <text:p text:style-name="P60"><text:s text:c="4"/>addData (PINPolicyHandle.MaxLength);</text:p>
            <text:p text:style-name="P60"><text:s text:c="4"/>addData (PINPolicyHandle.InputMethod);</text:p>
            <text:p text:style-name="P60"><text:s text:c="2"/>}</text:p>
            <text:p text:style-name="P60">addData (<text:span text:style-name="T71">"</text:span>Key=<text:span text:style-name="T71">"</text:span>);</text:p>
            <text:p text:style-name="P60">addData (ID);</text:p>
            <text:p text:style-name="P60">addData (IssuerSeed);</text:p>
            <text:p text:style-name="P60">addData (GeneratedPublicKey);</text:p>
            <text:p text:style-name="P60">addData (<text:span text:style-name="T64">PrivateKeyBackup</text:span>);</text:p>
            <text:p text:style-name="P60">addData (PrivateKeyBackup ? <text:span text:style-name="T64">PrivateKey</text:span> : <text:span text:style-name="T4">"N/A"); <text:s/></text:span><text:span text:style-name="T82">// Encrypted private key</text:span></text:p>
            <text:p text:style-name="P60">addData (BiometricProtection);</text:p>
            <text:p text:style-name="P60">addData (<text:span text:style-name="T64">ExportPolicy</text:span>);</text:p>
            <text:p text:style-name="P60">addData (<text:span text:style-name="T64">Updatable</text:span>);</text:p>
            <text:p text:style-name="P60">addData (<text:span text:style-name="T64">DeletePolicy</text:span>);</text:p>
            <text:p text:style-name="P60">addData (EnablePINCaching);</text:p>
            <text:p text:style-name="P60">addData (<text:span text:style-name="T64">ImportPrivateKey</text:span>);</text:p>
            <text:p text:style-name="P60">addData (<text:span text:style-name="T64">KeyUsage</text:span>);</text:p>
            <text:p text:style-name="P60">addData (<text:span text:style-name="T64">FriendlyName</text:span>);</text:p>
          </table:table-cell>
        </table:table-row>
      </table:table>
      <text:p text:style-name="P44"/>
      <text:p text:style-name="P44"/>
      <text:p text:style-name="P46">Continued on the next page...</text:p>
      <text:p text:style-name="P85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4">&lt;</text:span><text:reference-mark-start text:name="keyinitreq"/><text:span text:style-name="T29">KeyInitializationRequest</text:span><text:reference-mark-end text:name="keyinitreq"/><text:span text:style-name="T7"> </text:span><text:span text:style-name="T36">KeyAttestationAlgorithm</text:span><text:span text:style-name="T94">="http://xmlns.webpki.org/keygen2/1.0#algorithm.ka1" </text:span><text:span text:style-name="T7"> </text:span><text:span text:style-name="T16">…</text:span><text:span text:style-name="T7"> <text:s/>&gt;<text:line-break/></text:span><text:span text:style-name="T93"><text:line-break/></text:span>    &lt;<text:span text:style-name="T27">PUKPolicy</text:span> <text:span text:style-name="T34">ID</text:span>="PUK.1" <text:span text:style-name="T34">Format</text:span>="numeric" <text:span text:style-name="T34">RetryLimit</text:span>="3" <text:span text:style-name="T34">Value</text:span>="mjRKrcuO <text:span text:style-name="T41">... </text:span>1O/e9mgMf3qw"&gt;<text:line-break/>        &lt;<text:span text:style-name="T27">PINPolicy</text:span> <text:span text:style-name="T34">ID</text:span>="PIN.1" <text:span text:style-name="T34">Format</text:span>="numeric" <text:span text:style-name="T34">Grouping</text:span>="shared" <text:span text:style-name="T34">MaxLength</text:span>="8" <text:span text:style-name="T34">MinLength</text:span>="4"<text:line-break/> <text:s text:c="26"/><text:span text:style-name="T34">PatternRestrictions</text:span>="three-in-a-row sequence" <text:span text:style-name="T34">RetryLimit</text:span>="3"&gt;<text:line-break/>            &lt;<text:span text:style-name="T27">KeyPair</text:span> <text:span text:style-name="T34">ID</text:span>="Key.1" <text:span text:style-name="T34">KeyUsage</text:span>="encryption" <text:span text:style-name="T34">IssuerSeed</text:span>=”<text:span text:style-name="T94">4cYeJnFRuPgznqE ... H2BEElFWrM42</text:span>”&gt;<text:line-break/>                &lt;<text:span text:style-name="T27">RSA</text:span> <text:span text:style-name="T34">KeySize</text:span>="2048"/&gt;<text:line-break/>            &lt;/<text:span text:style-name="T27">KeyPair</text:span>&gt;<text:line-break/>            &lt;<text:span text:style-name="T27">KeyPair</text:span> <text:span text:style-name="T34">ID</text:span>="Key.2" <text:span text:style-name="T34">KeyUsage</text:span>="authentication" <text:span text:style-name="T34">IssuerSeed</text:span>=”<text:span text:style-name="T94">uP4cRYeJqnFgnE ... Hl2B88ElFWr</text:span>”&gt;<text:line-break/>                &lt;<text:span text:style-name="T27">EC</text:span> <text:span text:style-name="T34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4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9"><text:span text:style-name="T68">In the sample </text:span><text:span text:style-name="CrossRef"><text:reference-ref text:reference-format="text" text:ref-name="keygen2">KeyGen2</text:reference-ref></text:span><text:span text:style-name="T68"> </text:span><text:span text:style-name="T2">default values</text:span><text:span text:style-name="T68"> have been utilized which is why there are few </text:span><text:span text:style-name="T2">visible</text:span><text:span text:style-name="T68"> key generation attributes.</text:span></text:p>
      <text:p text:style-name="P31"/>
      <text:p text:style-name="Standard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output</text:span><text:span text:style-name="T68"> from </text:span><text:span text:style-name="T72">createKeyPair</text:span><text:span text:style-name="T68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4">&lt;</text:span><text:span text:style-name="T29">KeyInitializationResponse</text:span><text:span text:style-name="T7">  </text:span><text:span text:style-name="T16">…</text:span><text:span text:style-name="T7"> <text:s/>&gt;</text:span><text:span text:style-name="T93"><text:line-break/></text:span></text:p>
            <text:p text:style-name="P58"><text:span text:style-name="T93"><text:s text:c="4"/>&lt;</text:span><text:span text:style-name="T28">GeneratedPublicKey</text:span><text:span text:style-name="T93"> </text:span><text:span text:style-name="T35">ID</text:span><text:span text:style-name="T93">="Key.1" </text:span><text:span text:style-name="T35">KeyAttestation</text:span><text:span text:style-name="T93">="X2oMtrm8rRL … XyTvPuTbergHfnJw=="&gt;<text:line-break/> <text:s text:c="7"/>&lt;</text:span><text:span text:style-name="T100">ds</text:span><text:span text:style-name="T93">:</text:span><text:span text:style-name="T28">RSAKeyValue</text:span><text:span text:style-name="T93">&gt;<text:line-break/> <text:s text:c="11"/>&lt;</text:span><text:span text:style-name="T100">ds</text:span><text:span text:style-name="T93">:</text:span><text:span text:style-name="T28">Modulus</text:span><text:span text:style-name="T93">&gt;ALhBpUjJK/mSjPAe/ … fXG8z1V3mVDZTBM7eZ&lt;/</text:span><text:span text:style-name="T100">ds</text:span><text:span text:style-name="T93">:</text:span><text:span text:style-name="T28">Modulus</text:span><text:span text:style-name="T93">&gt;<text:line-break/> <text:s text:c="11"/>&lt;</text:span><text:span text:style-name="T100">ds</text:span><text:span text:style-name="T93">:</text:span><text:span text:style-name="T28">Exponent</text:span><text:span text:style-name="T93">&gt;AQAB&lt;/</text:span><text:span text:style-name="T100">ds</text:span><text:span text:style-name="T93">:</text:span><text:span text:style-name="T28">Exponent</text:span><text:span text:style-name="T93">&gt;<text:line-break/> <text:s text:c="7"/>&lt;/</text:span><text:span text:style-name="T100">ds</text:span><text:span text:style-name="T93">:</text:span><text:span text:style-name="T28">RSAKeyValue</text:span><text:span text:style-name="T93">&gt;<text:line-break/> <text:s text:c="3"/>&lt;/</text:span><text:span text:style-name="T28">GeneratedPublicKey</text:span><text:span text:style-name="T93">&gt;<text:line-break/> <text:s text:c="3"/>&lt;</text:span><text:span text:style-name="T28">GeneratedPublicKey</text:span><text:span text:style-name="T93"> </text:span><text:span text:style-name="T35">ID</text:span><text:span text:style-name="T93">="Key.2" </text:span><text:span text:style-name="T35">KeyAttestation</text:span><text:span text:style-name="T93">="TbergHftrm8rRL … wyTvPX2XoMunJ=="&gt;</text:span></text:p>
            <text:p text:style-name="P58"><text:s text:c="8"/>&lt;<text:span text:style-name="T100">ds11</text:span>:<text:span text:style-name="T28">ECKeyValue</text:span>&gt; </text:p>
            <text:p text:style-name="P58"><text:s text:c="12"/>&lt;<text:span text:style-name="T100">ds11</text:span>:<text:span text:style-name="T28">NamedCurve</text:span> <text:span text:style-name="T35">URI</text:span>="urn:oid:1.2.840.10045.3.1.7"/&gt; </text:p>
            <text:p text:style-name="P58"><text:s text:c="12"/>&lt;<text:span text:style-name="T100">ds11</text:span>:<text:span text:style-name="T28">PublicKey</text:span>&gt;BMUY+QiZdFJyzozMgQqA … ptPGNy/LcDVSXx7s/Y=&lt;/<text:span text:style-name="T100">ds11</text:span>:<text:span text:style-name="T28">PublicKey</text:span>&gt; </text:p>
            <text:p text:style-name="P58"><text:span text:style-name="T93"><text:s text:c="8"/>&lt;/</text:span><text:span text:style-name="T100">ds11</text:span><text:span text:style-name="T93">:</text:span><text:span text:style-name="T28">ECKeyValue</text:span><text:span text:style-name="T93">&gt;<text:line-break/> <text:s text:c="3"/>&lt;/</text:span><text:span text:style-name="T28">GeneratedPublicKey</text:span><text:span text:style-name="T93">&gt;<text:line-break/></text:span></text:p>
            <text:p text:style-name="P70"><text:span text:style-name="T93">&lt;/</text:span><text:span text:style-name="T33">KeyInitializationResponse</text:span><text:span text:style-name="T19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4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2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0.C2" office:value-type="string">
            <text:p text:style-name="P67"><text:span text:style-name="T68">DER-encoded </text:span><text:span text:style-name="CrossRef"><text:reference-ref text:reference-format="text" text:ref-name="X.509">X.509</text:reference-ref></text:span><text:span text:style-name="T68"> certificate object</text:span> <text:span text:style-name="T1">repeated</text:span> as defined by <text:span text:style-name="T72">PathLength</text:span><text:span text:style-name="T42">‪‫‬‭‪‏‪‏</text:span><text:span text:style-name="T73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0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setCertificatePath</text:span><text:span text:style-name="T68"> attaches an </text:span><text:span text:style-name="CrossRef"><text:reference-ref text:reference-format="text" text:ref-name="X.509">X.509</text:reference-ref></text:span><text:span text:style-name="T68"> certificate path to an already created key-pair. <text:s/>See </text:span><text:span text:style-name="CrossRef"><text:reference-ref text:reference-format="text" text:ref-name="createKeyPair">createKeyPair</text:reference-ref></text:span><text:span text:style-name="T68">.</text:span></text:p>
      <text:p text:style-name="Text_20_body"><text:span text:style-name="T68">The SKS does not verify that the certificate path and the public key match for keys having the </text:span><text:span text:style-name="CrossRef"><text:span text:style-name="T90"><text:reference-ref text:reference-format="text" text:ref-name="importprivatekey">ImportPrivateKey</text:reference-ref></text:span></text:span><text:span text:style-name="T68"> flag set because that would disable the </text:span><text:span text:style-name="CrossRef"><text:span text:style-name="T88"><text:reference-ref text:reference-format="text" text:ref-name="restorePrivateKey">restorePrivateKey</text:reference-ref></text:span></text:span><text:span text:style-name="T68"> method. <text:s/>For other keys, the SKS MAY perform such a test although it is redundant since the </text:span><text:span text:style-name="T72">MAC</text:span><text:span text:style-name="T68"> is assumed to cater for the binding between certificate path and the generated public key. <text:s/>That is, a conforming SKS MAY always treat </text:span><text:span text:style-name="T89">certificate path</text:span><text:span text:style-name="T68"> data as “an array of blobs”.</text:span></text:p>
      <text:p text:style-name="Text_20_body"><text:span text:style-name="T50">Note that </text:span><text:span text:style-name="T76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</text:span><text:reference-mark-start text:name="eecert"/><text:span text:style-name="T47">End‑Entity Certificate</text:span><text:reference-mark-end text:name="eecert"/><text:span text:style-name="T50"> holding the public key of the target key‑pair.</text:span></text:p>
      <text:p text:style-name="Text_20_body">The<text:span text:style-name="T88"> certificate path</text:span> MUST NOT contain any “holes” but does not have to be complete (include all CAs).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7"> </text:span><text:span text:style-name="T75">KeyHandle.GeneratedPublicKey</text:span><text:span text:style-name="T48"> || </text:span><text:span text:style-name="T75">KeyHandle.ID</text:span><text:span text:style-name="T48"> || </text:span><text:span text:style-name="T75">X509Certificate...</text:span></text:p>
      <text:p text:style-name="P41"/>
      <text:p text:style-name="P41"/>
      <text:p text:style-name="P45"/>
      <text:p text:style-name="P45"/>
      <text:p text:style-name="P46">Continued on the next page..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5"><text:span text:style-name="T48">The following </text:span><text:span text:style-name="CrossRef"><text:span text:style-name="T64"><text:reference-ref text:reference-format="text" text:ref-name="keygen2">KeyGen2</text:reference-ref></text:span></text:span><text:span text:style-name="T48"> fragment shows its interaction with </text:span><text:span text:style-name="T75">setCertificatePath</text:span><text:span text:style-name="T48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6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70"><text:span text:style-name="T93"><text:line-break/>    &lt;</text:span><text:span text:style-name="T33">CertifiedPublicKey</text:span><text:span text:style-name="T93"> </text:span><text:span text:style-name="T40">ID</text:span><text:span text:style-name="T93">="Key.1" </text:span><text:span text:style-name="T40">MAC</text:span><text:span text:style-name="T93">="ngSgm4cYeJnFRuPgznqE ... H2BEElFWrM421w9SYAbY="&gt;<text:line-break/>  <text:s/>   <text:s text:c="2"/>&lt;</text:span><text:span text:style-name="T100">ds</text:span><text:span text:style-name="T93">:</text:span><text:span text:style-name="T33">X509Data</text:span><text:span text:style-name="T93">&gt;<text:line-break/>    <text:s text:c="2"/>    <text:s text:c="2"/>&lt;</text:span><text:span text:style-name="T100">ds</text:span><text:span text:style-name="T93">:</text:span><text:span text:style-name="T33">X509Certificate</text:span><text:span text:style-name="T93">&gt;MIIC2TCCAcGgAwIBAgS … NRT+VokJJsBecyALgeT0Dw==&lt;/</text:span><text:span text:style-name="T100">ds</text:span><text:span text:style-name="T93">:</text:span><text:span text:style-name="T33">X509Certificate</text:span><text:span text:style-name="T93">&gt;<text:line-break/>    <text:s text:c="4"/>&lt;</text:span><text:span text:style-name="T105">/</text:span><text:span text:style-name="T100">ds</text:span><text:span text:style-name="T93">:</text:span><text:span text:style-name="T33">X509Data</text:span><text:span text:style-name="T93">&gt;<text:line-break/> <text:s text:c="2"/> &lt;/</text:span><text:span text:style-name="T33">CertifiedPublicKey</text:span><text:span text:style-name="T93">&gt;<text:line-break/> </text:span></text:p>
            <text:p text:style-name="P70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redentialDeploymentRequest@ClientSessionID</text:p>
          </table:table-cell>
          <table:table-cell table:style-name="Table30.B2" office:value-type="string">
            <text:p text:style-name="P14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D</text:p>
          </table:table-cell>
          <table:table-cell table:style-name="Table30.B2" office:value-type="string">
            <text:p text:style-name="P14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ssuerURI</text:p>
          </table:table-cell>
          <table:table-cell table:style-name="Table30.B2" office:value-type="string">
            <text:p text:style-name="P14">ProvisioningHandle.IssuerURI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58">The actual </text:span><text:span text:style-name="T72">ProvisioningHandle</text:span> and <text:span text:style-name="T72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4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6.C2" office:value-type="string">
            <text:p text:style-name="P2">“Piggybacked” symmetric key encrypted as described in<text:span text:style-name="T66"> </text:span><text:span text:style-name="CrossRef"><text:span text:style-name="T64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2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6.C2" office:value-type="string">
            <text:p text:style-name="P67"><text:span text:style-name="T68">Endorsed symmetric key algorithm URI </text:span><text:span text:style-name="T2">repeated</text:span><text:span text:style-name="T68"> as defined by </text:span><text:span text:style-name="T72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0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setSymmetricKey</text:span><text:span text:style-name="T68"> imports and associates a symmetric key with an already created key-pair and certificate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SymmetricKey</text:span><text:span text:style-name="T48"> ||</text:span><text:span text:style-name="T47"> EndorsedAlgorithms</text:span></text:p>
      <text:p text:style-name="P33"><text:span text:style-name="T47">EndorsedAlgorithms</text:span><text:span text:style-name="T50"> denotes a string consisting of the <text:s/></text:span><text:span text:style-name="T47">concatenated</text:span><text:span text:style-name="T50"> </text:span><text:span text:style-name="T76">EndorsedAlgorithm</text:span><text:span text:style-name="T50"> URIs.</text:span></text:p>
      <text:p text:style-name="P33"><text:span text:style-name="T50">Note that </text:span><text:span text:style-name="T76">SymmetricKey</text:span><text:span text:style-name="T50"> is MACed “as is” and </text:span><text:span text:style-name="T47">then</text:span><text:span text:style-name="T50"> decrypted by the SKS before storing.</text:span></text:p>
      <text:p text:style-name="P33"><text:span text:style-name="T76">EndorsedAlgorithm</text:span><text:span text:style-name="T50"> URIs MUST be </text:span><text:span text:style-name="T47">sorted in ascending alphabetical order</text:span><text:span text:style-name="T50"> before calling </text:span><text:span text:style-name="T76">setSymmetricKey</text:span><text:span text:style-name="T50">.</text:span></text:p>
      <text:p text:style-name="P33"><text:span text:style-name="T76">EndorsedAlgorithm</text:span><text:span text:style-name="T50"> URIs MUST be compatible with </text:span><text:span text:style-name="CrossRef"><text:reference-ref text:reference-format="text" text:ref-name="algo.support">Algorithm Support</text:reference-ref></text:span><text:span text:style-name="T50">.</text:span></text:p>
      <text:p text:style-name="P33"><text:span text:style-name="T50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0">.</text:span></text:p>
      <text:p text:style-name="P71"/>
      <text:p text:style-name="Standard"><text:span text:style-name="T50">The following </text:span><text:span text:style-name="CrossRef"><text:reference-ref text:reference-format="text" text:ref-name="keygen2">KeyGen2</text:reference-ref></text:span><text:span text:style-name="T50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6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SymmetricKey</text:span><text:span text:style-name="T94"> </text:span><text:span text:style-name="T36">EndorsedAlgorithms</text:span><text:span text:style-name="T94">=</text:span>"http://www.w3.org/2000/09/xmldsig#hmac-sha1"</text:p>
            <text:p text:style-name="Standard"><text:span text:style-name="T94"><text:s text:c="34"/></text:span><text:span text:style-name="T36">MAC</text:span><text:span text:style-name="T94">="je7KiznTlQXFdUMRl … vInumZCjxSl1CrcqcGkI="&gt;vInt09Esmg94v ...<text:line-break/> <text:s text:c="125"/>YU3tgIdhcNNby&lt;/</text:span><text:span text:style-name="T29">SymmetricKey</text:span><text:span text:style-name="T94">&gt;<text:line-break/> <text:s text:c="2"/> &lt;/</text:span><text:span text:style-name="T29">CertifiedPublicKey</text:span><text:span text:style-name="T94">&gt;<text:line-break/> </text:span></text:p>
            <text:p text:style-name="P70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P33"><text:span text:style-name="T50">For details on how to map keys and sessions, see </text:span><text:span text:style-name="CrossRef"><text:reference-ref text:reference-format="text" text:ref-name="setCertificatePath">setCertificatePath</text:reference-ref></text:span><text:span text:style-name="T50">.</text:span></text:p>
      <text:p text:style-name="Standard"><text:span text:style-name="T48">Note that the </text:span><text:span text:style-name="CrossRef"><text:span text:style-name="T64"><text:reference-ref text:reference-format="text" text:ref-name="X.509">X.509</text:reference-ref></text:span></text:span><text:span text:style-name="T48"> certificate serves as the key ID</text:span>. <text:s/>That is, <text:span text:style-name="T1">SKS treats asymmetric and symmetric keys close to identically</text:span>.</text:p>
      <text:h text:style-name="P104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68"> </text:span><text:span text:style-name="T76">Type</text:span><text:span text:style-name="T68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8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0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addExtensionData</text:span><text:span text:style-name="T68"> adds attribute (extension) data to an already created key-pair and certificate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BaseType</text:span> || <text:span text:style-name="T76">Qualifier</text:span> || <text:span text:style-name="T76">ExtensionType</text:span> || <text:span text:style-name="T76">ExtensionData</text:span></text:p>
      <text:p text:style-name="Text_20_body"><text:span text:style-name="T76"><text:line-break/></text:span><text:span text:style-name="T50">The following table shows </text:span><text:span text:style-name="T76">BaseType</text:span><text:span text:style-name="T50">, </text:span><text:span text:style-name="T76">Qualifier</text:span><text:span text:style-name="T50"> and </text:span><text:span text:style-name="T76">ExtensionData</text:span><text:span text:style-name="T50"> mapping using </text:span><text:span text:style-name="CrossRef"><text:reference-ref text:reference-format="text" text:ref-name="keygen2">KeyGen2</text:reference-ref></text:span><text:span text:style-name="CrossRef"><text:span text:style-name="T50">:</text:span></text:span><text:span text:style-name="T47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8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8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1"/>
      <text:p text:style-name="P44">Remarks</text:p>
      <text:p text:style-name="P40">N/A = zero-length array.</text:p>
      <text:p text:style-name="Text_20_body">Note the handling of the <text:span text:style-name="T74">EncryptedExtension</text:span>: <text:span text:style-name="T76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64">decrypted</text:span> by the SKS before storing.</text:p>
      <text:p text:style-name="Text_20_body">All <text:span text:style-name="T76">ExtensionType</text:span> attributes associated with a given key MUST be unique.</text:p>
      <text:p text:style-name="Standard"><text:span text:style-name="T68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8"> code. <text:s/>In that case the associated </text:span><text:span text:style-name="T76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6">Continued on the next page...</text:p>
      <text:p text:style-name="P85"><text:span text:style-name="T50">The XML schema extract below describes the </text:span><text:span text:style-name="CrossRef"><text:reference-ref text:reference-format="text" text:ref-name="keygen2">KeyGen2</text:reference-ref></text:span><text:span text:style-name="T50"> representation of </text:span><text:reference-mark-start text:name="propertybag"/><text:span text:style-name="T76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Schema</text:p>
          </table:table-cell>
        </table:table-row>
        <table:table-row table:style-name="Table78.2">
          <table:table-cell table:style-name="Table78.A2" office:value-type="string">
            <text:p text:style-name="P98"><text:span text:style-name="T50"><text:s text:c="3"/>&lt;</text:span><text:span text:style-name="T102">xs</text:span><text:span text:style-name="T50">:</text:span><text:span text:style-name="T31">element </text:span><text:span text:style-name="T38">name</text:span><text:span text:style-name="T50">="PropertyBag"&gt; </text:span></text:p>
            <text:p text:style-name="P96"><text:span text:style-name="T50"><text:s text:c="6"/>&lt;</text:span><text:span text:style-name="T102">xs</text:span><text:span text:style-name="T50">:</text:span><text:span text:style-name="T31">complexType</text:span><text:span text:style-name="T50">&gt; </text:span></text:p>
            <text:p text:style-name="P96"><text:span text:style-name="T50"><text:s text:c="9"/>&lt;</text:span><text:span text:style-name="T102">xs</text:span><text:span text:style-name="T50">:</text:span><text:span text:style-name="T31">sequence</text:span><text:span text:style-name="T50">&gt; </text:span></text:p>
            <text:p text:style-name="P96"><text:span text:style-name="T50"><text:s text:c="12"/>&lt;</text:span><text:span text:style-name="T102">xs</text:span><text:span text:style-name="T50">:</text:span><text:span text:style-name="T31">element</text:span><text:span text:style-name="T50"> </text:span><text:span text:style-name="T38">name</text:span><text:span text:style-name="T50">="Property" </text:span><text:span text:style-name="T38">maxOccurs</text:span><text:span text:style-name="T50">="unbounded"&gt; </text:span></text:p>
            <text:p text:style-name="P96"><text:span text:style-name="T50"><text:s text:c="15"/>&lt;</text:span><text:span text:style-name="T102">xs</text:span><text:span text:style-name="T50">:</text:span><text:span text:style-name="T31">complexType</text:span><text:span text:style-name="T50">&gt; </text:span></text:p>
            <text:p text:style-name="P99"/>
            <text:p text:style-name="P96"><text:span text:style-name="T50"><text:s text:c="18"/></text:span><text:span text:style-name="T113">&lt;!-- The name of the property --&gt;</text:span><text:span text:style-name="T50"> </text:span></text:p>
            <text:p text:style-name="P96"><text:span text:style-name="T50"><text:s text:c="18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Name" </text:span><text:span text:style-name="T38">type</text:span><text:span text:style-name="T50">="</text:span><text:span text:style-name="T102">xs</text:span><text:span text:style-name="T50">:string" </text:span><text:span text:style-name="T38">use</text:span><text:span text:style-name="T50">="required"/&gt; </text:span></text:p>
            <text:p text:style-name="P99"/>
            <text:p text:style-name="P96"><text:span text:style-name="T50"><text:s text:c="18"/></text:span><text:span text:style-name="T113">&lt;!-- The value of the property --&gt;</text:span><text:span text:style-name="T50"> </text:span></text:p>
            <text:p text:style-name="P96"><text:span text:style-name="T50"><text:s text:c="18"/>&lt;</text:span><text:span text:style-name="T102">xs</text:span><text:span text:style-name="T50">:</text:span><text:span text:style-name="T31">attribute</text:span><text:span text:style-name="T50"> name="Value" </text:span><text:span text:style-name="T38">type</text:span><text:span text:style-name="T50">="</text:span><text:span text:style-name="T102">xs</text:span><text:span text:style-name="T50">:string" </text:span><text:span text:style-name="T38">use</text:span><text:span text:style-name="T50">="required"/&gt; </text:span></text:p>
            <text:p text:style-name="P99"/>
            <text:p text:style-name="P96"><text:span text:style-name="T50"><text:s text:c="18"/></text:span><text:span text:style-name="T113">&lt;!-- By default values are read-only but they may be <text:s/>declared as read/writable as well --&gt; </text:span></text:p>
            <text:p text:style-name="P96"><text:span text:style-name="T50"><text:s text:c="18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Writable" </text:span><text:span text:style-name="T38">type</text:span><text:span text:style-name="T50">="</text:span><text:span text:style-name="T102">xs</text:span><text:span text:style-name="T50">:boolean" </text:span><text:span text:style-name="T38">use</text:span><text:span text:style-name="T50">="optional"/&gt; </text:span></text:p>
            <text:p text:style-name="P99"/>
            <text:p text:style-name="P96"><text:span text:style-name="T50"><text:s text:c="15"/>&lt;/</text:span><text:span text:style-name="T102">xs</text:span><text:span text:style-name="T50">:</text:span><text:span text:style-name="T31">complexType</text:span><text:span text:style-name="T50">&gt; </text:span></text:p>
            <text:p text:style-name="P96"><text:span text:style-name="T50"><text:s text:c="12"/>&lt;/</text:span><text:span text:style-name="T102">xs</text:span><text:span text:style-name="T50">:</text:span><text:span text:style-name="T31">element</text:span><text:span text:style-name="T50">&gt; </text:span></text:p>
            <text:p text:style-name="P96"><text:span text:style-name="T50"><text:s text:c="9"/>&lt;/</text:span><text:span text:style-name="T102">xs</text:span><text:span text:style-name="T50">:</text:span><text:span text:style-name="T31">sequence</text:span><text:span text:style-name="T50">&gt; </text:span></text:p>
            <text:p text:style-name="P99"/>
            <text:p text:style-name="P96"><text:span text:style-name="T50"><text:s text:c="5"/></text:span><text:span text:style-name="T113"><text:s text:c="4"/>&lt;!-- ExtensionType in SKS terms --&gt; </text:span></text:p>
            <text:p text:style-name="P96"><text:span text:style-name="T50"><text:s text:c="9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Type" </text:span><text:span text:style-name="T38">type</text:span><text:span text:style-name="T50">="</text:span><text:span text:style-name="T102">xs</text:span><text:span text:style-name="T50">:anyURI" </text:span><text:span text:style-name="T38">use</text:span><text:span text:style-name="T50">="required"/&gt; </text:span></text:p>
            <text:p text:style-name="P99"/>
            <text:p text:style-name="P96"><text:span text:style-name="T50"><text:s text:c="9"/></text:span><text:span text:style-name="T113">&lt;!-- MAC (Message Authentication Code) --&gt; </text:span></text:p>
            <text:p text:style-name="P96"><text:span text:style-name="T50"><text:s text:c="9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MAC" </text:span><text:span text:style-name="T38">type</text:span><text:span text:style-name="T50">="</text:span><text:span text:style-name="T102">xs</text:span><text:span text:style-name="T50">:base64Binary" </text:span><text:span text:style-name="T38">use</text:span><text:span text:style-name="T50">="required"/&gt; </text:span></text:p>
            <text:p text:style-name="P99"/>
            <text:p text:style-name="P96"><text:span text:style-name="T50"><text:s text:c="6"/>&lt;/</text:span><text:span text:style-name="T102">xs</text:span><text:span text:style-name="T50">:</text:span><text:span text:style-name="T31">complexType</text:span><text:span text:style-name="T50">&gt; </text:span></text:p>
            <text:p text:style-name="P97"><text:span text:style-name="CrossRef"><text:span text:style-name="T87"><text:s text:c="3"/>&lt;/</text:span></text:span><text:span text:style-name="CrossRef"><text:span text:style-name="T103">xs</text:span></text:span><text:span text:style-name="CrossRef"><text:span text:style-name="T87">:</text:span></text:span><text:span text:style-name="CrossRef"><text:span text:style-name="T32">element</text:span></text:span><text:span text:style-name="CrossRef"><text:span text:style-name="T87">&gt;</text:span></text:span></text:p>
          </table:table-cell>
        </table:table-row>
      </table:table>
      <text:p text:style-name="P93"/>
      <text:p text:style-name="P92"><text:span text:style-name="T50">A </text:span><text:span text:style-name="T76">PropertyBag</text:span><text:span text:style-name="T50"> object MUST be converted to a </text:span><text:span text:style-name="T47">binary blob</text:span><text:span text:style-name="T50"> before storage in SKS and MACing according to the following:<text:line-break/></text:span></text:p>
      <text:list xml:id="list214994864" text:style-name="L2">
        <text:list-item>
          <text:p text:style-name="P121"><text:span text:style-name="T50">Each </text:span><text:span text:style-name="T76">Property</text:span><text:span text:style-name="T50"> line is translated into a composite object consisting of the following attributes and their transformed representation:</text:span></text:p>
        </text:list-item>
      </text:list>
      <text:p text:style-name="P58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0">byte⁮[</text:span><text:span text:style-name="T63"> </text:span><text:span text:style-name="T70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0">byte⁮[</text:span><text:span text:style-name="T63"> </text:span><text:span text:style-name="T70">] </text:span></text:p>
          </table:table-cell>
        </table:table-row>
      </table:table>
      <text:list xml:id="list822615034" text:continue-numbering="true" text:style-name="L2">
        <text:list-header>
          <text:p text:style-name="P122"><text:span text:style-name="T50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3">The resulting <text:span text:style-name="T76">Property</text:span><text:span text:style-name="T50"> line </text:span>objects are <text:span text:style-name="T1">concatenated</text:span> in the order they occur</text:p>
        </text:list-item>
      </text:list>
      <text:p text:style-name="P125">Note that there are no delimiters added. <text:s/>The completed blob holds the actual <text:span text:style-name="CrossRef"><text:reference-ref text:reference-format="text" text:ref-name="extensiondata">ExtensionData</text:reference-ref></text:span>.</text:p>
      <text:p text:style-name="P124"/>
      <text:p text:style-name="P31"/>
      <text:p text:style-name="P31"/>
      <text:p text:style-name="P64"/>
      <text:p text:style-name="P64">Continued on the next page...</text:p>
      <text:p text:style-name="P85"><text:span text:style-name="T50">Below is a </text:span><text:span text:style-name="CrossRef"><text:reference-ref text:reference-format="text" text:ref-name="keygen2">KeyGen2</text:reference-ref></text:span><text:span text:style-name="T50"> fragment showing an </text:span><text:span text:style-name="T76">Extension</text:span><text:span text:style-name="T50"> object holding a </text:span><text:span text:style-name="CrossRef"><text:reference-ref text:reference-format="text" text:ref-name="base64">Base64</text:reference-ref></text:span><text:span text:style-name="T50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6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6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Extension</text:span><text:span text:style-name="T94"> </text:span><text:span text:style-name="T36">Type</text:span><text:span text:style-name="T94">=</text:span>"http://schemas.xmlsoap.org/ws/2005/05/identity"</text:p>
            <text:p text:style-name="Standard"><text:span text:style-name="T36"><text:s text:c="27"/>MAC</text:span><text:span text:style-name="T94">="UMRlje7KiznTlQXFd … CrcqcGkIvInumZCjxSl1="&gt;PD94bWwgdmVyc2lvbj0iMS4w</text:span></text:p>
            <text:p text:style-name="Standard"><text:span text:style-name="T94"><text:s text:c="120"/>IiBlbmHVyZS ... <text:s/>B4bWxuczpkc <text:s text:c="3"/><text:line-break/> <text:s text:c="119"/>d3dy53My5vc&lt;/</text:span><text:span text:style-name="T29">Extension</text:span><text:span text:style-name="T94">&gt;</text:span></text:p>
            <text:p text:style-name="Standard"><text:span text:style-name="T94"><text:s text:c="3"/> &lt;/</text:span><text:span text:style-name="T29">CertifiedPublicKey</text:span><text:span text:style-name="T94">&gt;<text:line-break/> </text:span></text:p>
            <text:p text:style-name="P70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4"><text:reference-ref text:reference-format="text" text:ref-name="setCertificatePath">setCertificatePath</text:reference-ref></text:span></text:span><text:span text:style-name="T48">.</text:span></text:p>
      <text:p text:style-name="P41"/>
      <text:p text:style-name="Standard">The following is a <text:span text:style-name="CrossRef"><text:span text:style-name="T64"><text:reference-ref text:reference-format="text" text:ref-name="keygen2">KeyGen2</text:reference-ref></text:span></text:span><text:span text:style-name="T48"> sample showing the </text:span><text:span text:style-name="T75">PropertyBag</text:span><text:span text:style-name="T48"> and </text:span><text:span text:style-name="T75">Logotype</text:span><text:span text:style-name="T48"> objects added to a symmetric key for usage by an </text:span><text:span text:style-name="CrossRef"><text:span text:style-name="T64"><text:reference-ref text:reference-format="text" text:ref-name="hotp">HOTP</text:reference-ref></text:span></text:span><text:span text:style-name="T48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6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SymmetricKey</text:span><text:span text:style-name="T94"> </text:span><text:span text:style-name="T36">EndorsedAlgorithms</text:span><text:span text:style-name="T94">="http://www.w3.org/2000/09/xmldsig#hmac-sha1"</text:span></text:p>
            <text:p text:style-name="Standard"><text:span text:style-name="T94"><text:s text:c="34"/></text:span><text:span text:style-name="T36">MAC</text:span><text:span text:style-name="T94">="je7KiznTlQXFdUMRl … vInumZCjxSl1CrcqcGkI="&gt;vInt09Esmg94v ...<text:line-break/> <text:s text:c="125"/>YU3tgIdhcNNby&lt;/</text:span><text:span text:style-name="T29">SymmetricKey</text:span><text:span text:style-name="T94">&gt;<text:line-break/> <text:s text:c="7"/>&lt;</text:span><text:span text:style-name="T29">PropertyBag</text:span><text:span text:style-name="T94"> </text:span><text:span text:style-name="T36">Type</text:span><text:span text:style-name="T94">=</text:span>"http://xmlns.webpki.org/keygen2/1.0#provider.ietf-hotp"</text:p>
            <text:p text:style-name="Standard"><text:span text:style-name="T94"><text:s text:c="31"/></text:span><text:span text:style-name="T36">MAC</text:span><text:span text:style-name="T94">="jIOHDgwI4dO7Kzs … uEH8MtykIS46JfiJ3N="&gt;</text:span></text:p>
            <text:p text:style-name="Standard"><text:span text:style-name="T94"><text:s text:c="12"/>&lt;</text:span><text:span text:style-name="T29">Property</text:span><text:span text:style-name="T94"> </text:span><text:span text:style-name="T36">Name</text:span><text:span text:style-name="T94">="Counter" </text:span><text:span text:style-name="T36">Value</text:span><text:span text:style-name="T94">="0" </text:span><text:span text:style-name="T36">Writable</text:span><text:span text:style-name="T94">="true"/&gt;</text:span></text:p>
            <text:p text:style-name="Standard"><text:span text:style-name="T94"><text:s text:c="12"/>&lt;</text:span><text:span text:style-name="T29">Property</text:span><text:span text:style-name="T94"> </text:span><text:span text:style-name="T36">Name</text:span><text:span text:style-name="T94">="Digits" </text:span><text:span text:style-name="T36">Value</text:span><text:span text:style-name="T94">="8"/&gt;</text:span></text:p>
            <text:p text:style-name="Standard"><text:span text:style-name="T94"><text:s text:c="8"/>&lt;/</text:span><text:span text:style-name="T29">PropertyBag</text:span><text:span text:style-name="T94">&gt;</text:span></text:p>
            <text:p text:style-name="Standard"><text:span text:style-name="T94"><text:s text:c="8"/>&lt;</text:span><text:span text:style-name="T29">Logotype</text:span><text:span text:style-name="T94"> </text:span><text:span text:style-name="T36">MimeType</text:span><text:span text:style-name="T94">="image/png" </text:span></text:p>
            <text:p text:style-name="Standard"><text:span text:style-name="T94"><text:s text:c="26"/></text:span><text:span text:style-name="T36">Type</text:span><text:span text:style-name="T94">=</text:span>"http://xmlns.webpki.org/keygen2/1.0#logotype.application"</text:p>
            <text:p text:style-name="Standard"><text:span text:style-name="T94"><text:s text:c="26"/></text:span><text:span text:style-name="T36">MAC</text:span><text:span text:style-name="T94">="+crSq5fv+7z+fx+f … ZmRnhxljO0bh0d="&gt;iVBORw0KGgoAAAANSUhEUgAAALo</text:span></text:p>
            <text:p text:style-name="P74"><text:s text:c="104"/>AAABKCAIAAACD … /tm/AAALjUlEQVR42u</text:p>
            <text:p text:style-name="Standard"><text:span text:style-name="T94"><text:s text:c="104"/>2d6W8UyRXA+=&lt;/</text:span><text:span text:style-name="T29">Logotype</text:span><text:span text:style-name="T94">&gt;<text:line-break/> <text:s text:c="2"/> &lt;/</text:span><text:span text:style-name="T29">CertifiedPublicKey</text:span><text:span text:style-name="T94">&gt;<text:line-break/> </text:span></text:p>
            <text:p text:style-name="P70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Standard"/>
      <text:p text:style-name="Standard"/>
      <text:h text:style-name="P104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0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restorePrivateKey</text:span><text:span text:style-name="T68"> replaces a generated private key with a key supplied by the issuer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PrivateKey</text:span></text:p>
      <text:p text:style-name="P34"><text:span text:style-name="T50">Note that </text:span><text:span text:style-name="T76">PrivateKey</text:span><text:span text:style-name="T50"> is MACed “as is” and </text:span><text:span text:style-name="T47">then</text:span><text:span text:style-name="T50"> decrypted by the SKS before storing.</text:span></text:p>
      <text:p text:style-name="P34"><text:span text:style-name="T50">The purpose of </text:span><text:span text:style-name="T76">restorePrivateKey</text:span><text:span text:style-name="T50"> (preceded by </text:span><text:span text:style-name="CrossRef"><text:reference-ref text:reference-format="text" text:ref-name="setCertificatePath">setCertificatePath</text:reference-ref></text:span><text:span text:style-name="T50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0">Prerequisite: see the </text:span><text:span text:style-name="CrossRef"><text:reference-ref text:reference-format="text" text:ref-name="importprivatekey">ImportPrivateKey</text:reference-ref></text:span><text:span text:style-name="T50"> attribute.</text:span></text:p>
      <text:p text:style-name="P43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6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6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PrivateKey </text:span><text:span text:style-name="T36">MAC</text:span><text:span text:style-name="T94">="umZCjxSl1znTlQX … CrcqcGkIvInFdUMRlje7Ki="&gt;c2lvbj0iMSwgdmVy4wPD94bW</text:span></text:p>
            <text:p text:style-name="Standard"><text:span text:style-name="T94"><text:s text:c="121"/>VyZSIiBlbmH ... <text:s/>uczpkcB4bWx <text:s text:c="3"/><text:line-break/> <text:s text:c="120"/>My5vcd3dy53&lt;/</text:span><text:span text:style-name="T29">PrivateKey</text:span><text:span text:style-name="T94">&gt;</text:span></text:p>
            <text:p text:style-name="Standard"><text:span text:style-name="T94"><text:s text:c="3"/> &lt;/</text:span><text:span text:style-name="T29">CertifiedPublicKey</text:span><text:span text:style-name="T94">&gt;<text:line-break/> </text:span></text:p>
            <text:p text:style-name="P70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4"><text:reference-ref text:reference-format="text" text:ref-name="setCertificatePath">setCertificatePath</text:reference-ref></text:span></text:span><text:span text:style-name="T48">.</text:span></text:p>
      <text:h text:style-name="P104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2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67"><text:span text:style-name="T68">DER-encoded </text:span><text:span text:style-name="CrossRef"><text:reference-ref text:reference-format="text" text:ref-name="X.509">X.509</text:reference-ref></text:span><text:span text:style-name="T68"> certificate object</text:span> <text:span text:style-name="T1">repeated</text:span> as defined by</text:p>
            <text:p text:style-name="P87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76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Standard">Algorithm URI<text:span text:style-name="T48"> </text:span><text:span text:style-name="T46">repeated </text:span><text:span text:style-name="T49">as defined by</text:span><text:span text:style-name="T64"> </text:span><text:span text:style-name="T76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2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4">Maximum size of </text:span><text:span text:style-name="CrossRef"><text:span text:style-name="T44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9"/>
      <text:p text:style-name="P39"><text:span text:style-name="T77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0">Note that </text:span><text:span text:style-name="T76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actual SKS </text:span><text:span text:style-name="CrossRef"><text:reference-ref text:reference-format="text" text:ref-name="devcert">Device Certificate</text:reference-ref></text:span><text:span text:style-name="T50">.</text:span></text:p>
      <text:p text:style-name="Text_20_body">The<text:span text:style-name="T88"> certificate path</text:span> MUST NOT contain any “holes” but does not have to be complete (include all CAs).</text:p>
      <text:p text:style-name="Text_20_body"><text:span text:style-name="T75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4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4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table:number-columns-spanned="2" office:value-type="string">
            <text:p text:style-name="P12">Commen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Output enumeration handle</text:p>
          </table:table-cell>
          <table:covered-table-cell/>
        </table:table-row>
        <table:table-row table:style-name="Table46.2">
          <table:table-cell table:style-name="Table46.C2" table:number-columns-spanned="4" office:value-type="string">
            <text:p text:style-name="P16"><text:span text:style-name="T57">The following elements MUST only be emitted if</text:span><text:span text:style-name="T58"> </text:span>KeyHandle<text:span text:style-name="T55"> &lt;&gt; 0xFFFFFFFF</text:span></text:p>
          </table:table-cell>
          <table:covered-table-cell/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Handle to the associated provisioning session objec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table:number-rows-spanned="3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KeyUsage</text:p>
          </table:table-cell>
          <table:table-cell table:style-name="Table46.A2" office:value-type="string">
            <text:p text:style-name="P3">byte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FriendlyName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Standard"><text:span text:style-name="T53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X509Certificate...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P70"><text:span text:style-name="T72">‎See </text:span>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EndorsedAlgorithm...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Extensions</text:p>
          </table:table-cell>
          <table:table-cell table:style-name="Table46.A2" office:value-type="string">
            <text:p text:style-name="P3">short</text:p>
          </table:table-cell>
          <table:table-cell table:style-name="Table46.A2" office:value-type="string">
            <text:p text:style-name="Standard"><text:span text:style-name="T44">Number of</text:span> <text:span text:style-name="T76">ExtensionType</text:span> URIs <text:span text:style-name="T44"><text:s/></text:span></text:p>
          </table:table-cell>
          <table:table-cell table:style-name="Table46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ExtensionType...</text:p>
          </table:table-cell>
          <table:table-cell table:style-name="Table4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46.A2" office:value-type="string">
            <text:p text:style-name="Standard"><text:span text:style-name="CrossRef"><text:reference-ref text:reference-format="text" text:ref-name="keygen2">KeyGen2</text:reference-ref></text:span> <text:span text:style-name="T74">Type</text:span> URI. <text:s/><text:span text:style-name="T1">Repeated</text:span> object</text:p>
          </table:table-cell>
          <table:covered-table-cell/>
        </table:table-row>
      </table:table>
      <text:p text:style-name="P39"/>
      <text:p text:style-name="P39"><text:span text:style-name="T77">enumerateKeys</text:span> is used for enumerating keys both for open and closed provisioning sessions. <text:s/>If the provisioning session is still <text:span text:style-name="T1">open</text:span> <text:span text:style-name="T76">PathLength</text:span> MUST be set to zero.</text:p>
      <text:p text:style-name="P39"><text:span text:style-name="CrossRef"><text:reference-ref text:reference-format="text" text:ref-name="keyusage">Key Usage</text:reference-ref></text:span> determines if the key is asymmetric or symmetric.</text:p>
      <text:p text:style-name="P39">Asymmetric keys MUST always return a zero in <text:span text:style-name="T76">Algorithms</text:span>.</text:p>
      <text:p text:style-name="P39">For asymmetric keys <text:span text:style-name="CrossRef"><text:reference-ref text:reference-format="text" text:ref-name="eecert">End-Entity Certificate</text:reference-ref></text:span> signifies RSA or ECC.</text:p>
      <text:p text:style-name="P39">The input <text:span text:style-name="T76">Key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6">KeyHandle</text:span><text:span text:style-name="T50"> as input to the next call.</text:span></text:p>
      <text:p text:style-name="P39"><text:span text:style-name="T50">When </text:span><text:span text:style-name="T75">enumerateKeys</text:span><text:span text:style-name="T48"> returns with a </text:span><text:span text:style-name="T75">KeyHandle</text:span><text:span text:style-name="T48"> = 0xFFFFFFFF there are no more key objects to read.</text:span></text:p>
      <text:h text:style-name="Heading_20_2" text:outline-level="2"/>
      <text:h text:style-name="P104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0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postProvisioningDeleteKey</text:span><text:span text:style-name="T68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8"> where </text:span><text:span text:style-name="T2">Data</text:span><text:span text:style-name="T68"> is arranged as follows:</text:span></text:p>
      <text:p text:style-name="Text_20_body"><text:span text:style-name="T68"><text:tab/></text:span><text:span text:style-name="T2">Data</text:span><text:span text:style-name="T68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68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8">.</text:span></text:p>
      <text:h text:style-name="P104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64"><text:reference-ref text:reference-format="text" text:ref-name="eecert">End-Entity Certificate</text:reference-ref></text:span></text:span><text:span text:style-name="CrossRef"><text:span text:style-name="T64"> </text:span></text:span>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0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postProvisioningUpdateKey</text:span><text:span text:style-name="T68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8"> where </text:span><text:span text:style-name="T2">Data</text:span><text:span text:style-name="T68"> is arranged as follows:</text:span></text:p>
      <text:p text:style-name="Text_20_body"><text:span text:style-name="T68"><text:tab/></text:span><text:span text:style-name="T2">Data</text:span><text:span text:style-name="T68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64"><text:reference-ref text:reference-format="text" text:ref-name="eecert">End-Entity Certificate</text:reference-ref></text:span></text:span></text:p>
      <text:p text:style-name="P30"/>
      <text:p text:style-name="P38"><text:span text:style-name="T111">The new (update) key MUST be fully provisioned before this method is called. <text:s/>In addition, the new key MUST NOT be PIN‑protected since it supposed to </text:span><text:span text:style-name="T1">inherit</text:span><text:span text:style-name="T11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9"><text:span text:style-name="T68">The </text:span><text:span text:style-name="T76">KeyHandle</text:span><text:span text:style-name="T68"> of the updated key MUST after a successful update be set equal to </text:span><text:span text:style-name="T76">KeyHandleOriginal</text:span><text:span text:style-name="T68">.</text:span></text:p>
      <text:p text:style-name="P62"/>
      <text:h text:style-name="P104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Standard"><text:span text:style-name="T50">Algorithm</text:span><text:span text:style-name="T51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2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2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04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4">Copy of </text:span><text:span text:style-name="T76">RetryLimit</text:span> defined by <text:span text:style-name="CrossRef"><text:span text:style-name="T44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4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4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0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9"/>
      <text:p text:style-name="P39"><text:span text:style-name="T77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8">The following table illustrates how the </text:span><text:span text:style-name="T75">ProtectionStatus</text:span><text:span text:style-name="T48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0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0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0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0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0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2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76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0"><text:span text:style-name="T68">Exact copies of the corresponding </text:span><text:span text:style-name="CrossRef"><text:reference-ref text:reference-format="text" text:ref-name="addextensiondata">addExtensionData</text:reference-ref></text:span><text:span text:style-name="T68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9"/>
      <text:p text:style-name="P39"><text:span text:style-name="T77">getExtensionObject</text:span> returns a typed extension object associated with a key.</text:p>
      <text:p text:style-name="P39">Note that encrypted extensions are decrypted during provisioning.</text:p>
      <text:p text:style-name="P39">If the extension is intended to be consumed by the SKS, <text:span text:style-name="T76">ExtensionData</text:span> will be a zero-length array.</text:p>
      <text:h text:style-name="P104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7">deleteKey</text:span> removes a key from the <text:span text:style-name="CrossRef"><text:reference-ref text:reference-format="text" text:ref-name="cred.db">Credential Database</text:reference-ref></text:span>.</text:p>
      <text:p text:style-name="P39">If the key is the last belonging to a provisioning session, the session data objects are removed as well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9"><text:span text:style-name="T68">A conforming SKS MAY introduce physical presence methods like GPIO-based buttons, </text:span><text:span text:style-name="T2">circumventing</text:span><text:span text:style-name="T68"> key delete policy settings.</text:span></text:p>
      <text:h text:style-name="P104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7">unlockKey</text:span> re-enables a key that has been locked due to erroneous PIN entries.</text:p>
      <text:p text:style-name="P39">Note that this method only applies to keys that are protected by local PIN and PUK policy objects. <text:s/>Device PINs and their possible unlocking is out of scope for the SKS API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4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9"/>
      <text:p text:style-name="P39"><text:span text:style-name="T77">exportKey</text:span> exports a private or secret key from the <text:span text:style-name="CrossRef"><text:reference-ref text:reference-format="text" text:ref-name="cred.db">Credential Database</text:reference-ref></text:span>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7">exportKey</text:span><text:span text:style-name="T55"> MUST return </text:span><text:span text:style-name="CrossRef"><text:span text:style-name="T64"><text:reference-ref text:reference-format="text" text:ref-name="err.not.allowed">ERROR_NOT_ALLOWED</text:reference-ref></text:span></text:span><text:span text:style-name="T55"> status.</text:span></text:p>
      <text:h text:style-name="P100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2"><text:tab/>EncryptionKey</text:span> = <text:span text:style-name="CrossRef"><text:span text:style-name="T64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2">"Encryption Key"</text:span>)</text:p>
      <text:p text:style-name="Text_20_body"><text:span text:style-name="T72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2"><text:tab/>MAC</text:span> = <text:span text:style-name="CrossRef"><text:span text:style-name="T64"><text:reference-ref text:reference-format="text" text:ref-name="HMAC_SHA256">HMAC-SHA256</text:reference-ref></text:span></text:span> (<text:span text:style-name="T56">MethodName</text:span><text:span text:style-name="T43"> ||</text:span> <text:span text:style-name="CrossRef"><text:reference-ref text:reference-format="text" text:ref-name="sess.key">SessionKey</text:reference-ref></text:span><text:span text:style-name="T43"> || </text:span><text:span text:style-name="CrossRef"><text:reference-ref text:reference-format="text" text:ref-name="mac.seq.cnt">MACSequenceCounter</text:reference-ref></text:span><text:span text:style-name="T43">, </text:span><text:span text:style-name="T56">Data</text:span><text:span text:style-name="T43">)</text:span></text:p>
      <text:p text:style-name="Text_20_body"><text:span text:style-name="T56">MethodName</text:span><text:span text:style-name="T43"> is the string literal of the target method like </text:span><text:span text:style-name="T72">"closeProvisioningSession"</text:span><text:span text:style-name="T43">, while </text:span><text:span text:style-name="T56">Data</text:span><text:span text:style-name="T54"> represents the arguments in declaration order unless otherwise noted.</text:span></text:p>
      <text:p text:style-name="Text_20_body"><text:span text:style-name="T54">After each MAC operation, </text:span><text:span text:style-name="CrossRef"><text:span text:style-name="T64"><text:reference-ref text:reference-format="text" text:ref-name="mac.seq.cnt">MACSequenceCounter</text:reference-ref></text:span></text:span><text:span text:style-name="T54"> MUST be incremented by one.</text:span></text:p>
      <text:p text:style-name="Text_20_body"><text:span text:style-name="T54">Argument data in MAC operations MUST only include the actual </text:span><text:span text:style-name="T56">content bytes</text:span><text:span text:style-name="T54"> and exclude length etc. <text:s/>See </text:span><text:span text:style-name="CrossRef"><text:span text:style-name="T64"><text:reference-ref text:reference-format="text" text:ref-name="datatypes">Data Types</text:reference-ref></text:span></text:span><text:span text:style-name="T54">.</text:span></text:p>
      <text:p text:style-name="P50">Due the use of a sequence counter, the provisioning system MUST honor the order of objects as defined by the issuer.</text:p>
      <text:p text:style-name="P50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2"><text:tab/>Attestation</text:span> = <text:span text:style-name="CrossRef"><text:span text:style-name="T64"><text:reference-ref text:reference-format="text" text:ref-name="HMAC_SHA256">HMAC-SHA256</text:reference-ref></text:span></text:span> (<text:span text:style-name="T79">"</text:span><text:span text:style-name="T77">Device Attestation"</text:span><text:span text:style-name="T43"> ||</text:span> <text:span text:style-name="CrossRef"><text:reference-ref text:reference-format="text" text:ref-name="sess.key">SessionKey</text:reference-ref></text:span><text:span text:style-name="T43">, </text:span><text:span text:style-name="T56">Data</text:span><text:span text:style-name="T43">)</text:span></text:p>
      <text:p text:style-name="Text_20_body"><text:span text:style-name="T56">Data</text:span><text:span text:style-name="T54"> represents the data to be attested. <text:s/>Also see </text:span><text:span text:style-name="CrossRef"><text:span text:style-name="T64"><text:reference-ref text:reference-format="text" text:ref-name="sign.prov.sess.data">signProvisioningSessionData</text:reference-ref></text:span></text:span><text:span text:style-name="T54">.</text:span></text:p>
      <text:p text:style-name="P50"/>
      <text:h text:style-name="Heading_20_2" text:outline-level="2"><text:reference-mark-start text:name="ppmac"/><text:span text:style-name="T64">Post Provisioning MAC</text:span><text:reference-mark-end text:name="ppmac"/><text:span text:style-name="T64"> Operations</text:span></text:h>
      <text:p text:style-name="P50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2"><text:tab/>MAC</text:span> = <text:span text:style-name="CrossRef"><text:span text:style-name="T64"><text:reference-ref text:reference-format="text" text:ref-name="HMAC_SHA256">HMAC-SHA256</text:reference-ref></text:span></text:span> (<text:span text:style-name="T77">"Proof Of Issuance"</text:span><text:span text:style-name="T43"> ||</text:span> <text:span text:style-name="T1">OriginalSessionKey</text:span>, <text:span text:style-name="CrossRef"><text:span text:style-name="T64"><text:reference-ref text:reference-format="text" text:ref-name="eecert">End-Entity Certificate</text:reference-ref></text:span></text:span>)</text:p>
      <text:p text:style-name="Text_20_body"><text:span text:style-name="T56">OriginalSessionKey</text:span><text:span text:style-name="T54"> is the </text:span><text:span text:style-name="CrossRef"><text:span text:style-name="T64"><text:reference-ref text:reference-format="text" text:ref-name="sess.key">SessionKey</text:reference-ref></text:span></text:span><text:span text:style-name="T54"> of the </text:span><text:span text:style-name="T56">original</text:span><text:span text:style-name="T54"> provisioning session while </text:span><text:span text:style-name="CrossRef"><text:span text:style-name="T64"><text:reference-ref text:reference-format="text" text:ref-name="eecert">End-Entity Certificate</text:reference-ref></text:span></text:span><text:span text:style-name="T54"> points to the </text:span><text:span text:style-name="T56">target key</text:span><text:span text:style-name="T54">. <text:s/>Note that post provisioning operations require that the target key's </text:span><text:span text:style-name="CrossRef"><text:span text:style-name="T64"><text:reference-ref text:reference-format="text" text:ref-name="updatable.key">Updatable</text:reference-ref></text:span></text:span><text:span text:style-name="T54"> flag is set.</text:span></text:p>
      <text:p text:style-name="P51"/>
      <text:h text:style-name="P102" text:outline-level="1">Missing Methods</text:h>
      <text:p text:style-name="P51">Symmetric key encryption and hmac, asymmetric decryption, and some utility methods</text:p>
      <text:h text:style-name="P100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8"><text:span text:style-name="T72">ProvisioningHandle</text:span><text:span text:style-name="T58">, ...</text:span> = <text:span text:style-name="CrossRef"><text:reference-ref text:reference-format="text" text:ref-name="createProvisioningSession">createProvisioningSession</text:reference-ref></text:span> (…)</text:p>
      <text:p text:style-name="P89"><text:span text:style-name="T72">PUKPolicyHandle</text:span> = <text:span text:style-name="CrossRef"><text:reference-ref text:reference-format="text" text:ref-name="createPUKPolicy">createPUKPolicy</text:reference-ref></text:span> (<text:span text:style-name="T72">ProvisioningHandle</text:span><text:span text:style-name="T58">, ...)</text:span></text:p>
      <text:p text:style-name="P89"><text:span text:style-name="T72">PINPolicyHandle</text:span><text:span text:style-name="T58"> = </text:span><text:span text:style-name="CrossRef"><text:reference-ref text:reference-format="text" text:ref-name="createPINPolicy">createPINPolicy</text:reference-ref></text:span><text:span text:style-name="T58"> (</text:span><text:span text:style-name="T72">ProvisioningHandle</text:span><text:span text:style-name="T58">, , </text:span><text:span text:style-name="T72">PUKPolicyHandle</text:span><text:span text:style-name="T58">, ...)</text:span></text:p>
      <text:p text:style-name="P89"><text:span text:style-name="T72">KeyHandle</text:span><text:span text:style-name="T58">, ...</text:span> = <text:span text:style-name="CrossRef"><text:reference-ref text:reference-format="text" text:ref-name="createKeyPair">createKeyPair</text:reference-ref></text:span> (<text:span text:style-name="T72">ProvisioningHandle</text:span><text:span text:style-name="T58">, , </text:span><text:span text:style-name="T72">PINPolicyHandle</text:span><text:span text:style-name="T58">, …)</text:span></text:p>
      <text:p text:style-name="P90">External certification of the generated public key happens here...</text:p>
      <text:p text:style-name="P88"><text:span text:style-name="CrossRef"><text:reference-ref text:reference-format="text" text:ref-name="setCertificatePath">setCertificatePath</text:reference-ref></text:span><text:span text:style-name="T58"> (</text:span><text:span text:style-name="T72">ProvisioningHandle</text:span><text:span text:style-name="T58">, </text:span><text:span text:style-name="T72">KeyHandle</text:span><text:span text:style-name="T58">, ...)</text:span></text:p>
      <text:p text:style-name="P89"><text:span text:style-name="CrossRef"><text:reference-ref text:reference-format="text" text:ref-name="closeProvisioningSession">closeProvisioningSession</text:reference-ref></text:span><text:span text:style-name="T58"> (</text:span><text:span text:style-name="T72">ProvisioningHandle</text:span><text:span text:style-name="T58">, ...)</text:span></text:p>
      <text:p text:style-name="Text_20_body"><text:span text:style-name="T58"><text:line-break/>Note that </text:span><text:span text:style-name="T72">Handle</text:span><text:span text:style-name="T58"> variables are only used by local middleware, while (not shown) variables like </text:span><text:span text:style-name="T72">SessionKey</text:span><text:span text:style-name="T58">, </text:span><text:span text:style-name="T72">MAC</text:span><text:span text:style-name="T58">, </text:span><text:span text:style-name="T72">ID</text:span><text:span text:style-name="T58">, etc. are primarily used in the communication between an issuer and the SKS.</text:span></text:p>
      <text:p text:style-name="P48">If keys are to be created entirely locally, this requires local software emulation of an issuer.</text:p>
      <text:h text:style-name="P100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4">&lt;</text:span><text:span text:style-name="T29">CredentialDiscoveryRequest</text:span><text:span text:style-name="T10">  </text:span><text:span text:style-name="T95">…</text:span><text:span text:style-name="T94"> <text:s/>&gt;<text:line-break/></text:span></text:p>
            <text:p text:style-name="P66"><text:span text:style-name="T94">    &lt;</text:span><text:span text:style-name="T29">LookupSpecifier</text:span><text:span text:style-name="T94"> </text:span><text:span text:style-name="T36">ID</text:span><text:span text:style-name="T94">="Lookup.1" </text:span><text:span text:style-name="T36">Nonce</text:span><text:span text:style-name="T94">="nSgmg4cznqE ... WrH2421w9SYA="&gt;<text:line-break/> <text:s text:c="3"/>    &lt;</text:span><text:span text:style-name="T29">SearchFilter</text:span><text:span text:style-name="T94"> </text:span><text:span text:style-name="T36">Email</text:span><text:span text:style-name="T94">="john.doe@example.com"/&gt;<text:line-break/>        &lt;</text:span><text:span text:style-name="T101">ds</text:span><text:span text:style-name="T94">:</text:span><text:span text:style-name="T29">Signature</text:span><text:span text:style-name="T94">&gt;<text:line-break/>            &lt;</text:span><text:span text:style-name="T101">ds</text:span><text:span text:style-name="T94">:</text:span><text:span text:style-name="T29">SignedInfo</text:span><text:span text:style-name="T94">&gt;<text:line-break/>                &lt;</text:span><text:span text:style-name="T101">ds</text:span><text:span text:style-name="T94">:</text:span><text:span text:style-name="T29">CanonicalizationMethod</text:span><text:span text:style-name="T94"> </text:span><text:span text:style-name="T36">Algorithm</text:span><text:span text:style-name="T94">="http://www.w3.org/2001/10/xml-exc-c14n#"/&gt;<text:line-break/>                &lt;</text:span><text:span text:style-name="T101">ds</text:span><text:span text:style-name="T94">:</text:span><text:span text:style-name="T29">SignatureMethod</text:span><text:span text:style-name="T94"> </text:span><text:span text:style-name="T36">Algorithm</text:span><text:span text:style-name="T94">="http://www.w3.org/2001/04/xmldsig-more#rsa-sha256"/&gt;<text:line-break/>                &lt;</text:span><text:span text:style-name="T101">ds</text:span><text:span text:style-name="T94">:</text:span><text:span text:style-name="T29">Reference</text:span><text:span text:style-name="T94"> </text:span><text:span text:style-name="T36">URI</text:span><text:span text:style-name="T94">="#Lookup.1"&gt;<text:line-break/>                    &lt;</text:span><text:span text:style-name="T101">ds</text:span><text:span text:style-name="T94">:</text:span><text:span text:style-name="T29">Transforms</text:span><text:span text:style-name="T94">&gt;<text:line-break/>                        &lt;</text:span><text:span text:style-name="T101">ds</text:span><text:span text:style-name="T94">:</text:span><text:span text:style-name="T29">Transform</text:span><text:span text:style-name="T94"> </text:span><text:span text:style-name="T36">Algorithm</text:span><text:span text:style-name="T94">="http://www.w3.org/2000/09/xmldsig#enveloped-signature"/&gt;<text:line-break/>                        &lt;</text:span><text:span text:style-name="T101">ds</text:span><text:span text:style-name="T94">:</text:span><text:span text:style-name="T29">Transform</text:span><text:span text:style-name="T94"> </text:span><text:span text:style-name="T36">Algorithm</text:span><text:span text:style-name="T94">="http://www.w3.org/2001/10/xml-exc-c14n#"/&gt;<text:line-break/>                    &lt;/</text:span><text:span text:style-name="T101">ds</text:span><text:span text:style-name="T94">:</text:span><text:span text:style-name="T29">Transforms</text:span><text:span text:style-name="T94">&gt;<text:line-break/>                    &lt;</text:span><text:span text:style-name="T101">ds</text:span><text:span text:style-name="T94">:</text:span><text:span text:style-name="T29">DigestMethod</text:span><text:span text:style-name="T94"> </text:span><text:span text:style-name="T36">Algorithm</text:span><text:span text:style-name="T94">="http://www.w3.org/2001/04/xmlenc#sha256"/&gt;<text:line-break/>                    &lt;</text:span><text:span text:style-name="T101">ds</text:span><text:span text:style-name="T94">:</text:span><text:span text:style-name="T29">DigestValue</text:span><text:span text:style-name="T94">&gt;JBfoi8iBKRyWxXYlTTU1cdyybMTyJr+WDW+qCJdxoGE=&lt;/</text:span><text:span text:style-name="T101">ds</text:span><text:span text:style-name="T94">:</text:span><text:span text:style-name="T29">DigestValue</text:span><text:span text:style-name="T94">&gt;<text:line-break/>                &lt;/</text:span><text:span text:style-name="T101">ds</text:span><text:span text:style-name="T94">:</text:span><text:span text:style-name="T29">Reference</text:span><text:span text:style-name="T94">&gt;<text:line-break/>            &lt;/</text:span><text:span text:style-name="T101">ds</text:span><text:span text:style-name="T94">:</text:span><text:span text:style-name="T29">SignedInfo</text:span><text:span text:style-name="T94">&gt;<text:line-break/>            &lt;</text:span><text:span text:style-name="T101">ds</text:span><text:span text:style-name="T94">:</text:span><text:span text:style-name="T29">SignatureValue</text:span><text:span text:style-name="T94">&gt;mSMaH6wChPQRDT... JKrW3n/dL7seGbg==&lt;/</text:span><text:span text:style-name="T101">ds</text:span><text:span text:style-name="T94">:</text:span><text:span text:style-name="T29">SignatureValue</text:span><text:span text:style-name="T94">&gt;<text:line-break/>            &lt;</text:span><text:span text:style-name="T101">ds</text:span><text:span text:style-name="T94">:</text:span><text:span text:style-name="T29">KeyInfo</text:span><text:span text:style-name="T94">&gt;<text:line-break/>                &lt;</text:span><text:span text:style-name="T101">ds</text:span><text:span text:style-name="T94">:</text:span><text:span text:style-name="T29">X509Data</text:span><text:span text:style-name="T94">&gt;<text:line-break/>                    &lt;</text:span><text:span text:style-name="T101">ds</text:span><text:span text:style-name="T94">:</text:span><text:span text:style-name="T29">X509IssuerSerial</text:span><text:span text:style-name="T94">&gt;<text:line-break/>                        &lt;</text:span><text:span text:style-name="T101">ds</text:span><text:span text:style-name="T94">:</text:span><text:span text:style-name="T29">X509IssuerName</text:span><text:span text:style-name="T94">&gt;CN=Root CA,O=example.com,C=us&lt;/</text:span><text:span text:style-name="T101">ds</text:span><text:span text:style-name="T94">:</text:span><text:span text:style-name="T29">X509IssuerName</text:span><text:span text:style-name="T94">&gt;<text:line-break/>                        &lt;</text:span><text:span text:style-name="T101">ds</text:span><text:span text:style-name="T94">:</text:span><text:span text:style-name="T29">X509SerialNumber</text:span><text:span text:style-name="T94">&gt;2&lt;/</text:span><text:span text:style-name="T101">ds</text:span><text:span text:style-name="T94">:</text:span><text:span text:style-name="T29">X509SerialNumber</text:span><text:span text:style-name="T94">&gt;<text:line-break/>                    &lt;/</text:span><text:span text:style-name="T101">ds</text:span><text:span text:style-name="T94">:</text:span><text:span text:style-name="T29">X509IssuerSerial</text:span><text:span text:style-name="T94">&gt;<text:line-break/>                    </text:span><text:span text:style-name="T112">&lt;!-- The Issuer's Certificate: --&gt;</text:span><text:span text:style-name="T94"><text:line-break/>                    &lt;</text:span><text:span text:style-name="T101">ds</text:span><text:span text:style-name="T94">:</text:span><text:span text:style-name="T29">X509Certificate</text:span><text:span text:style-name="T94">&gt;MIIDbzCCAlegAw … gtzO/rITZcbKHyCZvQ==&lt;/</text:span><text:span text:style-name="T101">ds</text:span><text:span text:style-name="T94">:</text:span><text:span text:style-name="T29">X509Certificate</text:span><text:span text:style-name="T94">&gt;<text:line-break/>                &lt;/</text:span><text:span text:style-name="T101">ds</text:span><text:span text:style-name="T94">:</text:span><text:span text:style-name="T29">X509Data</text:span><text:span text:style-name="T94">&gt;<text:line-break/>            &lt;/</text:span><text:span text:style-name="T101">ds</text:span><text:span text:style-name="T94">:</text:span><text:span text:style-name="T29">KeyInfo</text:span><text:span text:style-name="T94">&gt;<text:line-break/>        &lt;/</text:span><text:span text:style-name="T101">ds</text:span><text:span text:style-name="T94">:</text:span><text:span text:style-name="T29">Signature</text:span><text:span text:style-name="T94">&gt;<text:line-break/>    &lt;/</text:span><text:span text:style-name="T29">LookupSpecifier</text:span><text:span text:style-name="T94">&gt;<text:line-break/></text:span></text:p>
            <text:p text:style-name="Standard"><text:span text:style-name="T94">&lt;/</text:span><text:span text:style-name="T29">CredentialDiscoveryRequest</text:span><text:span text:style-name="T94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740333851" text:style-name="L3">
        <text:list-item>
          <text:p text:style-name="P127">Verify that the <text:span text:style-name="T77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7">Verify that the freshness <text:span text:style-name="T72">Nonce</text:span> matches <text:span text:style-name="CrossRef"><text:reference-ref text:reference-format="text" text:ref-name="SHA256">SHA256</text:reference-ref></text:span> (<text:span text:style-name="T72">ClientSessionID</text:span> || <text:span text:style-name="T72">ServerSessionID</text:span> || I<text:span text:style-name="T72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7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27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2">X509Certificate</text:span> element which (together with the <text:span text:style-name="T77">Signature</text:span><text:span text:style-name="T55">),</text:span><text:span text:style-name="T58"> serv</text:span>es as an <text:span text:style-name="T1">Issuer Filter</text:span></text:p>
        </text:list-item>
        <text:list-item>
          <text:p text:style-name="P127">Collect the keys from step #4 that also feature the e-mail addresss <text:span text:style-name="T11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0" text:outline-level="1"><text:reference-mark-start text:name="sec.cons"/>Security Considerations<text:reference-mark-end text:name="sec.cons"/></text:h>
      <text:p text:style-name="P48">This document does not cover the security of the actual key-store since SKS does not differ from other systems like smart cards in this respect.</text:p>
      <text:p text:style-name="P48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8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8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8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8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40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40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40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40">There is no protection against DoS (Denial of Service) attacks on SKS storage space due to malicious middleware.</text:p>
      <text:p text:style-name="P40">SKS does not have any notion of policy, it is up to the issuer to decide about suitable key protections options, key sizes, and private key backups.</text:p>
      <text:p text:style-name="P40"/>
      <text:h text:style-name="Heading_20_1" text:outline-level="1">Intellectual Property Rights</text:h>
      <text:p text:style-name="P40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06"></text:span></text:p>
      <text:p text:style-name="P40">Note: it is possible that there are pieces that already are patented by <text:span text:style-name="T1">other parties</text:span> but the author is currently unaware of any IPR encumbrances.</text:p>
      <text:p text:style-name="P40">A predecessor of this document has been submitted to <text:a xlink:type="simple" xlink:href="http://defensivepublications.org/">http://defensivepublications.org.</text:a></text:p>
      <text:h text:style-name="P100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1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0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6, WebPKI.org, 2010-04-17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49</meta:editing-cycles>
    <meta:editing-duration>PT08H12M46S</meta:editing-duration>
    <dc:title>Secure Key Store - API and Architecture</dc:title>
    <dc:date>2010-04-17T22:16:03</dc:date>
    <dc:creator>Anders Rundgren</dc:creator>
    <meta:document-statistic meta:table-count="79" meta:image-count="0" meta:object-count="4" meta:page-count="52" meta:paragraph-count="1708" meta:word-count="10437" meta:character-count="78835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